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face style:name="Verdana" svg:font-family="Verdana" style:font-family-generic="swiss"/>
    <style:font-face style:name="Bitstream Vera Sans1" svg:font-family="'Bitstream Vera Sans'" style:font-pitch="variable"/>
    <style:font-face style:name="Lohit Hindi" svg:font-family="'Lohit Hindi'" style:font-pitch="variable"/>
    <style:font-face style:name="Tahoma" svg:font-family="Tahoma" style:font-pitch="variable"/>
    <style:font-face style:name="WenQuanYi Micro Hei" svg:font-family="'WenQuanYi Micro Hei'" style:font-pitch="variable"/>
    <style:font-face style:name="Arial2"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1146in"/>
    </style:style>
    <style:style style:name="co2" style:family="table-column">
      <style:table-column-properties fo:break-before="auto" style:column-width="0.7047in"/>
    </style:style>
    <style:style style:name="co3" style:family="table-column">
      <style:table-column-properties fo:break-before="auto" style:column-width="2.0654in"/>
    </style:style>
    <style:style style:name="co4" style:family="table-column">
      <style:table-column-properties fo:break-before="auto" style:column-width="0.889in"/>
    </style:style>
    <style:style style:name="co5" style:family="table-column">
      <style:table-column-properties fo:break-before="auto" style:column-width="1.2701in"/>
    </style:style>
    <style:style style:name="co6" style:family="table-column">
      <style:table-column-properties fo:break-before="auto" style:column-width="1.0193in"/>
    </style:style>
    <style:style style:name="co7" style:family="table-column">
      <style:table-column-properties fo:break-before="auto" style:column-width="3.2575in"/>
    </style:style>
    <style:style style:name="co8" style:family="table-column">
      <style:table-column-properties fo:break-before="auto" style:column-width="1.1228in"/>
    </style:style>
    <style:style style:name="co9" style:family="table-column">
      <style:table-column-properties fo:break-before="auto" style:column-width="0.6134in"/>
    </style:style>
    <style:style style:name="co10" style:family="table-column">
      <style:table-column-properties fo:break-before="auto" style:column-width="3.5429in"/>
    </style:style>
    <style:style style:name="co11" style:family="table-column">
      <style:table-column-properties fo:break-before="auto" style:column-width="1.1957in"/>
    </style:style>
    <style:style style:name="co12" style:family="table-column">
      <style:table-column-properties fo:break-before="auto" style:column-width="0.7339in"/>
    </style:style>
    <style:style style:name="co13" style:family="table-column">
      <style:table-column-properties fo:break-before="auto" style:column-width="1.1398in"/>
    </style:style>
    <style:style style:name="co14" style:family="table-column">
      <style:table-column-properties fo:break-before="auto" style:column-width="1.0492in"/>
    </style:style>
    <style:style style:name="co15" style:family="table-column">
      <style:table-column-properties fo:break-before="auto" style:column-width="1.4665in"/>
    </style:style>
    <style:style style:name="co16" style:family="table-column">
      <style:table-column-properties fo:break-before="auto" style:column-width="2.6181in"/>
    </style:style>
    <style:style style:name="ro1" style:family="table-row">
      <style:table-row-properties style:row-height="0.1681in" fo:break-before="auto" style:use-optimal-row-height="true"/>
    </style:style>
    <style:style style:name="ro2" style:family="table-row">
      <style:table-row-properties style:row-height="0.3346in" fo:break-before="auto" style:use-optimal-row-height="true"/>
    </style:style>
    <style:style style:name="ro3" style:family="table-row">
      <style:table-row-properties style:row-height="0.2083in" fo:break-before="auto" style:use-optimal-row-height="false"/>
    </style:style>
    <style:style style:name="ro4" style:family="table-row">
      <style:table-row-properties style:row-height="0.3047in" fo:break-before="auto" style:use-optimal-row-height="false"/>
    </style:style>
    <style:style style:name="ro5" style:family="table-row">
      <style:table-row-properties style:row-height="1.448in" fo:break-before="auto" style:use-optimal-row-height="false"/>
    </style:style>
    <style:style style:name="ro6" style:family="table-row">
      <style:table-row-properties style:row-height="0.178in" fo:break-before="auto" style:use-optimal-row-height="true"/>
    </style:style>
    <style:style style:name="ro7" style:family="table-row">
      <style:table-row-properties style:row-height="0.2417in" fo:break-before="auto" style:use-optimal-row-height="true"/>
    </style:style>
    <style:style style:name="ro8" style:family="table-row">
      <style:table-row-properties style:row-height="0.2071in" fo:break-before="auto" style:use-optimal-row-height="true"/>
    </style:style>
    <style:style style:name="ro9" style:family="table-row">
      <style:table-row-properties style:row-height="0.2016in" fo:break-before="auto" style:use-optimal-row-height="true"/>
    </style:style>
    <style:style style:name="ro10" style:family="table-row">
      <style:table-row-properties style:row-height="0.3102in" fo:break-before="auto" style:use-optimal-row-height="false"/>
    </style:style>
    <style:style style:name="ro11" style:family="table-row">
      <style:table-row-properties style:row-height="0.2181in" fo:break-before="auto" style:use-optimal-row-height="true"/>
    </style:style>
    <style:style style:name="ro12" style:family="table-row">
      <style:table-row-properties style:row-height="0.2508in" fo:break-before="auto" style:use-optimal-row-height="false"/>
    </style:style>
    <style:style style:name="ro13" style:family="table-row">
      <style:table-row-properties style:row-height="0.3925in" fo:break-before="auto" style:use-optimal-row-height="false"/>
    </style:style>
    <style:style style:name="ro14" style:family="table-row">
      <style:table-row-properties style:row-height="0.3925in" fo:break-before="auto" style:use-optimal-row-height="true"/>
    </style:style>
    <style:style style:name="ro15" style:family="table-row">
      <style:table-row-properties style:row-height="0.4799in" fo:break-before="auto" style:use-optimal-row-height="false"/>
    </style:style>
    <style:style style:name="ro16" style:family="table-row">
      <style:table-row-properties style:row-height="0.4146in" fo:break-before="auto" style:use-optimal-row-height="false"/>
    </style:style>
    <style:style style:name="ro17" style:family="table-row">
      <style:table-row-properties style:row-height="0.3728in" fo:break-before="auto" style:use-optimal-row-height="true"/>
    </style:style>
    <style:style style:name="ro18" style:family="table-row">
      <style:table-row-properties style:row-height="0.4902in" fo:break-before="auto" style:use-optimal-row-height="false"/>
    </style:style>
    <style:style style:name="ro19" style:family="table-row">
      <style:table-row-properties style:row-height="0.4575in" fo:break-before="auto" style:use-optimal-row-height="false"/>
    </style:style>
    <style:style style:name="ro20" style:family="table-row">
      <style:table-row-properties style:row-height="0.2181in" fo:break-before="auto" style:use-optimal-row-height="false"/>
    </style:style>
    <style:style style:name="ro21" style:family="table-row">
      <style:table-row-properties style:row-height="0.3437in" fo:break-before="auto" style:use-optimal-row-height="false"/>
    </style:style>
    <style:style style:name="ta1" style:family="table" style:master-page-name="PageStyle_5f_Title_20_and_20_License">
      <style:table-properties table:display="true" style:writing-mode="lr-tb"/>
    </style:style>
    <style:style style:name="ta2" style:family="table" style:master-page-name="PageStyle_5f_Category_20_Ranking">
      <style:table-properties table:display="true" style:writing-mode="lr-tb"/>
    </style:style>
    <style:style style:name="ta3" style:family="table" style:master-page-name="PageStyle_5f_Category_20_Rating_20_and_20_Metrics">
      <style:table-properties table:display="true" style:writing-mode="lr-tb"/>
    </style:style>
    <number:number-style style:name="N2">
      <number:number number:decimal-places="2" number:min-integer-digits="1"/>
    </number:number-style>
    <number:percentage-style style:name="N11">
      <number:number number:decimal-places="2" number:min-integer-digits="1"/>
      <number:text>%</number:text>
    </number:percentage-style>
    <style:style style:name="ce1" style:family="table-cell" style:parent-style-name="Default">
      <style:table-cell-properties style:vertical-align="middle"/>
      <style:text-properties style:text-position=""/>
    </style:style>
    <style:style style:name="ce2" style:family="table-cell" style:parent-style-name="Default">
      <style:table-cell-properties style:vertical-align="middle"/>
      <style:text-properties style:use-window-font-color="true" style:text-outline="false" style:text-line-through-style="none" style:text-position="" style:font-name="Arial"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3" style:family="table-cell" style:parent-style-name="Default">
      <style:table-cell-properties style:glyph-orientation-vertical="0" style:text-align-source="fix" style:repeat-content="false" fo:wrap-option="no-wrap" style:direction="ltr" style:rotation-angle="0" style:rotation-align="none" style:shrink-to-fit="false" style:vertical-align="middle"/>
      <style:paragraph-properties fo:text-align="end" fo:margin-left="0in" style:writing-mode="page"/>
      <style:text-properties style:use-window-font-color="true" style:text-outline="false" style:text-line-through-style="none" style:text-position=""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style:vertical-align="middle"/>
      <style:text-properties style:text-position="" fo:font-size="13pt" fo:font-weight="bold" style:font-size-asian="13pt" style:font-weight-asian="bold" style:font-size-complex="13pt" style:font-weight-complex="bold"/>
    </style:style>
    <style:style style:name="ce5"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style:paragraph-properties fo:margin-left="0in" style:writing-mode="page"/>
      <style:text-properties style:text-position=""/>
    </style:style>
    <style:style style:name="ce7"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 style:family="table-cell" style:parent-style-name="Page_20_Summary_20_Headings" style:data-style-name="N0">
      <style:table-cell-properties style:cell-protect="protected" style:print-content="true" style:diagonal-bl-tr="none" style:diagonal-tl-br="none" style:text-align-source="fix" style:repeat-content="false" fo:border="none"/>
      <style:paragraph-properties fo:text-align="center" fo:margin-left="0in"/>
      <style:text-properties fo:font-size="14pt" fo:font-weight="bold" style:font-size-asian="14pt" style:font-weight-asian="bold" style:font-size-complex="14pt" style:font-weight-complex="bold"/>
    </style:style>
    <style:style style:name="ce10" style:family="table-cell" style:parent-style-name="Page_20_Summary_20_Content" style:data-style-name="N0">
      <style:table-cell-properties style:cell-protect="protected" style:print-content="true" style:diagonal-bl-tr="none" style:diagonal-tl-br="none" style:text-align-source="fix" style:repeat-content="false" fo:border="none"/>
      <style:paragraph-properties fo:text-align="start" fo:margin-left="0in"/>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 style:family="table-cell" style:parent-style-name="Default">
      <style:table-cell-properties style:text-align-source="fix" style:repeat-content="false" fo:border="none"/>
      <style:paragraph-properties fo:text-align="center" fo:margin-left="0in"/>
      <style:text-properties fo:font-size="12pt" style:font-size-asian="12pt" style:font-size-complex="12pt"/>
    </style:style>
    <style:style style:name="ce13" style:family="table-cell" style:parent-style-name="Category_20_Summary_20_Headings" style:data-style-name="N0">
      <style:table-cell-properties style:cell-protect="protected" style:print-content="true" style:diagonal-bl-tr="none" style:diagonal-tl-br="none" style:text-align-source="fix" style:repeat-content="false" fo:border="none"/>
      <style:paragraph-properties fo:text-align="center" fo:margin-left="0in"/>
      <style:text-properties fo:font-size="12pt" style:font-size-asian="12pt" style:font-size-complex="12pt"/>
    </style:style>
    <style:style style:name="ce14" style:family="table-cell" style:parent-style-name="Editable_20_Cell" style:data-style-name="N0">
      <style:table-cell-properties style:cell-protect="protected" style:print-content="true" style:diagonal-bl-tr="none" style:diagonal-tl-br="none" style:text-align-source="fix" style:repeat-content="false" fo:border="none"/>
      <style:paragraph-properties fo:text-align="center" fo:margin-left="0in"/>
      <style:text-properties fo:font-size="12pt" style:font-size-asian="12pt" style:font-size-complex="12pt"/>
    </style:style>
    <style:style style:name="ce15" style:family="table-cell" style:parent-style-name="Total_20_Summary_20_Headings" style:data-style-name="N0">
      <style:table-cell-properties style:cell-protect="protected" style:print-content="true" style:diagonal-bl-tr="none" style:diagonal-tl-br="none" style:text-align-source="fix" style:repeat-content="false" fo:border="none"/>
      <style:paragraph-properties fo:text-align="center" fo:margin-left="0in"/>
      <style:text-properties fo:font-size="12pt" style:font-size-asian="12pt" style:font-size-complex="12pt"/>
    </style:style>
    <style:style style:name="ce1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7" style:family="table-cell" style:parent-style-name="Default">
      <style:table-cell-properties style:text-align-source="fix" style:repeat-content="false"/>
      <style:paragraph-properties fo:text-align="center" fo:margin-left="0in"/>
      <style:text-properties fo:font-size="13pt" style:font-size-asian="13pt" style:font-size-complex="13pt"/>
    </style:style>
    <style:style style:name="ce18" style:family="table-cell" style:parent-style-name="Page_20_Summary_20_Headings" style:data-style-name="N0">
      <style:table-cell-properties style:cell-protect="protected" style:print-content="true" style:diagonal-bl-tr="none" style:diagonal-tl-br="none" style:text-align-source="fix" style:repeat-content="false" fo:border="none"/>
      <style:paragraph-properties fo:text-align="center" fo:margin-left="0in"/>
      <style:text-properties fo:font-size="12pt" style:font-size-asian="12pt" style:font-size-complex="12pt"/>
    </style:style>
    <style:style style:name="ce19" style:family="table-cell" style:parent-style-name="Page_20_Summary_20_Content" style:data-style-name="N0">
      <style:table-cell-properties style:cell-protect="protected" style:print-content="true" style:diagonal-bl-tr="none" style:diagonal-tl-br="none" style:text-align-source="fix" style:repeat-content="false" fo:border="none"/>
      <style:paragraph-properties fo:text-align="start" fo:margin-left="0in"/>
      <style:text-properties fo:font-size="12pt" style:font-size-asian="12pt" style:font-size-complex="12pt"/>
    </style:style>
    <style:style style:name="ce20" style:family="table-cell" style:parent-style-name="Default">
      <style:text-properties fo:font-size="13pt" style:font-size-asian="13pt" style:font-size-complex="13pt"/>
    </style:style>
    <style:style style:name="ce21" style:family="table-cell" style:parent-style-name="Editable_20_Cell" style:data-style-name="N11">
      <style:table-cell-properties style:cell-protect="protected" style:print-content="true" style:diagonal-bl-tr="none" style:diagonal-tl-br="none" style:text-align-source="fix" style:repeat-content="false" fo:border="none"/>
      <style:paragraph-properties fo:text-align="center" fo:margin-left="0in"/>
      <style:text-properties fo:font-size="12pt" style:font-size-asian="12pt" style:font-size-complex="12pt"/>
    </style:style>
    <style:style style:name="ce22" style:family="table-cell" style:parent-style-name="Total_20_Summary_20_Values" style:data-style-name="N11">
      <style:table-cell-properties style:cell-protect="protected" style:print-content="true" style:diagonal-bl-tr="none" style:diagonal-tl-br="none" style:text-align-source="fix" style:repeat-content="false" fo:border="none"/>
      <style:paragraph-properties fo:text-align="center" fo:margin-left="0in"/>
      <style:text-properties fo:font-size="12pt" style:font-size-asian="12pt" style:font-size-complex="12pt"/>
    </style:style>
    <style:style style:name="ce23" style:family="table-cell" style:parent-style-name="Page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ce24"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ce25"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6" style:family="table-cell" style:parent-style-name="Category_20_Summary_20_Headings" style:data-style-name="N0">
      <style:table-cell-properties style:cell-protect="protected" style:print-content="true" style:diagonal-bl-tr="none" style:diagonal-tl-br="none" style:text-align-source="fix" style:repeat-content="false" fo:border="none" style:vertical-align="middle"/>
      <style:paragraph-properties fo:text-align="center" fo:margin-left="0in"/>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7" style:family="table-cell" style:parent-style-name="Category_20_Summary_20_Content" style:data-style-name="N0">
      <style:table-cell-properties style:cell-protect="protected" style:print-content="true" style:diagonal-bl-tr="none" style:diagonal-tl-br="none" style:text-align-source="fix" style:repeat-content="false" fo:border="none" style:vertical-align="middle"/>
      <style:paragraph-properties fo:text-align="center" fo:margin-left="0in"/>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8" style:family="table-cell" style:parent-style-name="Default">
      <style:table-cell-properties style:text-align-source="fix" style:repeat-content="false" style:vertical-align="middle"/>
      <style:paragraph-properties fo:text-align="center" fo:margin-left="0in"/>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9" style:family="table-cell" style:parent-style-name="Default">
      <style:table-cell-properties style:glyph-orientation-vertical="0" style:text-align-source="fix" style:repeat-content="false" fo:wrap-option="no-wrap"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0" style:family="table-cell" style:parent-style-name="Default">
      <style:table-cell-properties style:text-align-source="fix" style:repeat-content="false" style:vertical-align="middle"/>
      <style:paragraph-properties fo:text-align="center" fo:margin-left="0in"/>
      <style:text-properties fo:font-size="12pt" style:font-size-asian="12pt" style:font-size-complex="12pt"/>
    </style:style>
    <style:style style:name="ce31"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2" style:family="table-cell" style:parent-style-name="Category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3" style:family="table-cell" style:parent-style-name="Category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4" style:family="table-cell" style:parent-style-name="Sub-Category_20_Summary_20_Headings" style:data-style-name="N0">
      <style:table-cell-properties style:glyph-orientation-vertical="0" style:cell-protect="protected" style:print-content="true" style:diagonal-bl-tr="none" style:diagonal-tl-br="none" style:text-align-source="value-type" style:repeat-content="false" fo:wrap-option="wrap" fo:border="none"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6" style:family="table-cell" style:parent-style-name="Sub-Category_20_Test_20_Headings" style:data-style-name="N0">
      <style:table-cell-properties style:cell-protect="protected" style:print-content="true" style:diagonal-bl-tr="none" style:diagonal-tl-br="none" fo:border="none" style:vertical-align="middle"/>
      <style:text-properties fo:font-size="12pt" style:font-size-asian="12pt" style:font-size-complex="12pt"/>
    </style:style>
    <style:style style:name="ce37"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8" style:family="table-cell" style:parent-style-name="Default">
      <style:table-cell-properties fo:border="none" style:vertical-align="middle"/>
      <style:text-properties fo:font-size="12pt" style:font-size-asian="12pt" style:font-size-complex="12pt"/>
    </style:style>
    <style:style style:name="ce39"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0"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1" style:family="table-cell" style:parent-style-name="Default">
      <style:table-cell-properties style:glyph-orientation-vertical="0" style:text-align-source="fix" style:repeat-content="false" fo:wrap-option="no-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2" style:family="table-cell" style:parent-style-name="Default">
      <style:table-cell-properties style:vertical-align="middle"/>
      <style:text-properties fo:font-size="12pt" style:font-size-asian="12pt" style:font-size-complex="12pt"/>
    </style:style>
    <style:style style:name="ce43" style:family="table-cell" style:parent-style-name="Default">
      <style:table-cell-properties fo:border="none" style:vertical-align="middl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4" style:family="table-cell" style:parent-style-name="Sub-Category_20_Test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in" style:writing-mode="page"/>
      <style:text-properties fo:font-size="12pt" style:font-size-asian="12pt" style:font-size-complex="12pt"/>
    </style:style>
    <style:style style:name="ce45"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6"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in" style:writing-mode="page"/>
      <style:text-properties fo:font-size="12pt" style:font-size-asian="12pt" style:font-size-complex="12pt"/>
    </style:style>
    <style:style style:name="ce47" style:family="table-cell" style:parent-style-name="Default" style:data-style-name="N0">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8"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9" style:family="table-cell" style:parent-style-name="Category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0" style:family="table-cell" style:parent-style-name="Category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1" style:family="table-cell" style:parent-style-name="Sub-Category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2" style:family="table-cell" style:parent-style-name="Editable_20_Cell" style:data-style-name="N0">
      <style:table-cell-properties style:cell-protect="protected" style:print-content="true" style:diagonal-bl-tr="none" style:diagonal-tl-br="none" style:text-align-source="fix" style:repeat-content="false" fo:border="none" style:vertical-align="middle"/>
      <style:paragraph-properties fo:text-align="center" fo:margin-left="0in"/>
      <style:text-properties fo:font-size="12pt" style:font-size-asian="12pt" style:font-size-complex="12pt"/>
    </style:style>
    <style:style style:name="ce53" style:family="table-cell" style:parent-style-name="Sub-Category_20_Test_20_Headings" style:data-style-name="N0">
      <style:table-cell-properties style:cell-protect="protected" style:print-content="true" style:diagonal-bl-tr="none" style:diagonal-tl-br="none" style:text-align-source="fix" style:repeat-content="false" fo:border="none" style:vertical-align="middle"/>
      <style:paragraph-properties fo:text-align="center" fo:margin-left="0in"/>
      <style:text-properties fo:font-size="12pt" style:font-size-asian="12pt" style:font-size-complex="12pt"/>
    </style:style>
    <style:style style:name="ce54"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5"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6"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7" style:family="table-cell" style:parent-style-name="Sub-Category_20_Test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in" style:writing-mode="page"/>
      <style:text-properties fo:font-size="12pt" style:font-size-asian="12pt" style:font-size-complex="12pt"/>
    </style:style>
    <style:style style:name="ce58"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in" style:writing-mode="page"/>
      <style:text-properties fo:font-size="12pt" style:font-size-asian="12pt" style:font-size-complex="12pt"/>
    </style:style>
    <style:style style:name="ce60" style:family="table-cell" style:parent-style-name="Editable_20_Cell" style:data-style-name="N11">
      <style:table-cell-properties style:cell-protect="protected" style:print-content="true" style:diagonal-bl-tr="none" style:diagonal-tl-br="none" style:text-align-source="fix" style:repeat-content="false" fo:border="none" style:vertical-align="middle"/>
      <style:paragraph-properties fo:text-align="center" fo:margin-left="0in"/>
      <style:text-properties fo:font-size="12pt" style:font-size-asian="12pt" style:font-size-complex="12pt"/>
    </style:style>
    <style:style style:name="ce61" style:family="table-cell" style:parent-style-name="Sub-Category_20_Summary_20_Headings" style:data-style-name="N0">
      <style:table-cell-properties style:cell-protect="protected" style:print-content="true" style:diagonal-bl-tr="none" style:diagonal-tl-br="none" fo:border="none" style:vertical-align="middle"/>
      <style:text-properties fo:font-size="12pt" style:font-size-asian="12pt" style:font-size-complex="12pt"/>
    </style:style>
    <style:style style:name="ce62" style:family="table-cell" style:parent-style-name="Editable_20_Cell" style:data-style-name="N11">
      <style:table-cell-properties style:cell-protect="protected" style:print-content="true" style:diagonal-bl-tr="none" style:diagonal-tl-br="none" fo:border="none" style:vertical-align="middl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3" style:family="table-cell" style:parent-style-name="Default">
      <style:table-cell-properties style:vertical-align="middl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4" style:family="table-cell" style:parent-style-name="Sub-Category_20_Summary_20_Headings" style:data-style-name="N0">
      <style:table-cell-properties style:cell-protect="protected" style:print-content="true" style:diagonal-bl-tr="none" style:diagonal-tl-br="none" style:text-align-source="fix" style:repeat-content="false" fo:border="none" style:vertical-align="middle"/>
      <style:paragraph-properties fo:text-align="center" fo:margin-left="0in"/>
      <style:text-properties fo:font-size="12pt" style:font-size-asian="12pt" style:font-size-complex="12pt"/>
    </style:style>
    <style:style style:name="ce65" style:family="table-cell" style:parent-style-name="Editable_20_Cell" style:data-style-name="N0">
      <style:table-cell-properties style:cell-protect="protected" style:print-content="true" style:diagonal-bl-tr="none" style:diagonal-tl-br="none" style:text-align-source="fix" style:repeat-content="false" fo:border="none" style:vertical-align="middle"/>
      <style:paragraph-properties fo:text-align="center" fo:margin-left="0in"/>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6"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center" fo:margin-left="0in" style:writing-mode="page"/>
      <style:text-properties fo:font-size="12pt" style:font-size-asian="12pt" style:font-size-complex="12pt"/>
    </style:style>
    <style:style style:name="ce67" style:family="table-cell" style:parent-style-name="Category_20_Summary_20_Headings" style:data-style-name="N0">
      <style:table-cell-properties style:cell-protect="protected" style:print-content="true" style:diagonal-bl-tr="none" style:diagonal-tl-br="none" style:text-align-source="fix" style:repeat-content="false" fo:border="none" style:vertical-align="middle"/>
      <style:paragraph-properties fo:text-align="center" fo:margin-left="0in"/>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8" style:family="table-cell" style:parent-style-name="Sub-Category_20_Summary_20_Headings" style:data-style-name="N0">
      <style:table-cell-properties style:cell-protect="protected" style:print-content="true" style:diagonal-bl-tr="none" style:diagonal-tl-br="none" style:text-align-source="fix" style:repeat-content="false" fo:border="none" style:vertical-align="middle"/>
      <style:paragraph-properties fo:text-align="center" fo:margin-left="0in"/>
      <style:text-properties fo:font-size="12pt" fo:font-weight="bold" style:font-size-asian="12pt" style:font-weight-asian="bold" style:font-size-complex="12pt" style:font-weight-complex="bold"/>
    </style:style>
    <style:style style:name="ce69" style:family="table-cell" style:parent-style-name="Default">
      <style:table-cell-properties style:text-align-source="fix" style:repeat-content="false" style:vertical-align="middle"/>
      <style:paragraph-properties fo:text-align="center" fo:margin-left="0in"/>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0" style:family="table-cell" style:parent-style-name="Default">
      <style:table-cell-properties style:glyph-orientation-vertical="0" style:text-align-source="fix" style:repeat-content="false" fo:wrap-option="no-wrap"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1" style:family="table-cell" style:parent-style-name="Default">
      <style:table-cell-properties style:text-align-source="fix" style:repeat-content="false" style:vertical-align="middle"/>
      <style:paragraph-properties fo:text-align="center" fo:margin-left="0in"/>
      <style:text-properties fo:font-size="12pt" fo:font-weight="bold" style:font-size-asian="12pt" style:font-weight-asian="bold" style:font-size-complex="12pt" style:font-weight-complex="bold"/>
    </style:style>
    <style:style style:name="ce72"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3"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4"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center" fo:margin-left="0in" style:writing-mode="page"/>
      <style:text-properties fo:font-size="12pt" fo:font-weight="bold" style:font-size-asian="12pt" style:font-weight-asian="bold" style:font-size-complex="12pt" style:font-weight-complex="bold"/>
    </style:style>
    <style:style style:name="ce75" style:family="table-cell" style:parent-style-name="Total_20_Summary_20_Headings" style:data-style-name="N0">
      <style:table-cell-properties style:cell-protect="protected" style:print-content="true" style:diagonal-bl-tr="none" style:diagonal-tl-br="none" style:text-align-source="fix" style:repeat-content="false" fo:border="none" style:vertical-align="middle"/>
      <style:paragraph-properties fo:text-align="center" fo:margin-left="0in"/>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6" style:family="table-cell" style:parent-style-name="Page_20_Summary_20_Content" style:data-style-name="N2">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7" style:family="table-cell" style:parent-style-name="Default">
      <style:table-cell-properties style:vertical-align="middle"/>
      <style:text-properties fo:color="#0000ff" fo:font-size="12pt" fo:font-weight="bold" style:font-size-asian="12pt" style:font-weight-asian="bold" style:font-size-complex="12pt" style:font-weight-complex="bold"/>
    </style:style>
    <style:style style:name="ce78" style:family="table-cell" style:parent-style-name="Default">
      <style:table-cell-properties style:vertical-align="middle"/>
      <style:text-properties fo:color="#0000ff" fo:font-size="12pt" fo:font-weight="normal" style:font-size-asian="12pt" style:font-weight-asian="normal" style:font-size-complex="12pt" style:font-weight-complex="normal"/>
    </style:style>
    <style:style style:name="ce79" style:family="table-cell" style:parent-style-name="Default">
      <style:table-cell-properties fo:wrap-option="wrap" style:vertical-align="middle"/>
      <style:text-properties fo:color="#0000ff"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name-asian="DejaVu Sans" style:font-size-asian="12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font-relief="none" style:text-overline-style="none" style:text-overline-color="font-color"/>
    </style:style>
    <style:style style:name="ce80" style:family="table-cell" style:parent-style-name="Category_20_Summary_20_Content">
      <style:table-cell-properties style:text-align-source="fix" style:repeat-content="false" style:vertical-align="middle"/>
      <style:paragraph-properties fo:text-align="center" fo:margin-left="0in"/>
      <style:text-properties fo:color="#0000ff" fo:font-size="12pt" fo:language="en" fo:country="US" style:text-underline-mode="continuous" style:text-overline-mode="continuous" style:text-line-through-mode="continuous" style:font-name-asian="Lohit Hindi" style:font-size-asian="12pt" style:language-asian="hi" style:country-asian="IN" style:font-name-complex="WenQuanYi Micro Hei" style:font-size-complex="12pt" style:language-complex="en" style:country-complex="US" style:text-emphasize="none" style:font-relief="none" style:text-overline-style="none" style:text-overline-color="font-color"/>
    </style:style>
    <style:style style:name="ce81" style:family="table-cell" style:parent-style-name="Default">
      <style:table-cell-properties style:text-align-source="fix" style:repeat-content="false" style:vertical-align="middle"/>
      <style:paragraph-properties fo:text-align="center" fo:margin-left="0in"/>
      <style:text-properties fo:color="#0000ff" fo:font-size="12pt" fo:font-weight="normal" style:font-size-asian="12pt" style:font-weight-asian="normal" style:font-size-complex="12pt" style:font-weight-complex="normal"/>
    </style:style>
    <style:style style:name="ce82" style:family="table-cell" style:parent-style-name="Default">
      <style:table-cell-properties style:text-align-source="fix" style:repeat-content="false" fo:wrap-option="wrap" style:vertical-align="middle"/>
      <style:paragraph-properties fo:text-align="start" fo:margin-left="0in"/>
      <style:text-properties fo:color="#0000ff"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name-asian="DejaVu Sans" style:font-size-asian="12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font-relief="none" style:text-overline-style="none" style:text-overline-color="font-color"/>
    </style:style>
    <style:style style:name="ce83" style:family="table-cell" style:parent-style-name="Default">
      <style:table-cell-properties fo:wrap-option="wrap"/>
      <style:text-properties fo:color="#0000ff" style:text-outline="false" style:text-line-through-style="none" fo:font-size="12pt" fo:language="en" fo:country="US" fo:font-style="normal" fo:text-shadow="none" style:text-underline-style="none" fo:font-weight="bold" style:text-underline-mode="continuous" style:text-overline-mode="continuous" style:text-line-through-mode="continuous" style:font-name-asian="DejaVu Sans" style:font-size-asian="12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font-relief="none" style:text-overline-style="none" style:text-overline-color="font-color"/>
    </style:style>
    <style:style style:name="ce84" style:family="table-cell" style:parent-style-name="Default">
      <style:table-cell-properties style:vertical-align="middle"/>
      <style:text-properties fo:color="#0000ff"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name-asian="Lohit Hindi" style:font-size-asian="12pt" style:language-asian="hi" style:country-asian="IN" style:font-style-asian="normal" style:font-weight-asian="normal" style:font-name-complex="WenQuanYi Micro Hei" style:font-size-complex="12pt" style:language-complex="en" style:country-complex="US" style:font-style-complex="normal" style:font-weight-complex="normal" style:text-emphasize="none" style:font-relief="none" style:text-overline-style="none" style:text-overline-color="font-color"/>
    </style:style>
    <style:style style:name="ce85" style:family="table-cell" style:parent-style-name="Default">
      <style:table-cell-properties style:vertical-align="middle"/>
      <style:text-properties fo:color="#0000ff"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name-asian="Arial" style:font-size-asian="12pt" style:language-asian="hi" style:country-asian="IN" style:font-style-asian="normal" style:font-weight-asian="normal" style:font-name-complex="Arial" style:font-size-complex="12pt" style:language-complex="en" style:country-complex="US" style:font-style-complex="normal" style:font-weight-complex="normal" style:text-emphasize="none" style:font-relief="none" style:text-overline-style="none" style:text-overline-color="font-color"/>
    </style:style>
    <style:style style:name="ce86" style:family="table-cell" style:parent-style-name="Default">
      <style:table-cell-properties style:vertical-align="middle"/>
      <style:text-properties fo:color="#0000ff" fo:font-size="12pt" fo:font-weight="normal" style:text-underline-mode="continuous" style:text-overline-mode="continuous" style:text-line-through-mode="continuous" style:font-size-asian="12pt" style:font-weight-asian="normal" style:font-size-complex="12pt" style:language-complex="en" style:country-complex="US" style:font-weight-complex="normal" style:font-relief="none" style:text-overline-style="none" style:text-overline-color="font-color"/>
    </style:style>
    <style:style style:name="ce87" style:family="table-cell" style:parent-style-name="Default">
      <style:table-cell-properties style:text-align-source="fix" style:repeat-content="false" style:vertical-align="middle"/>
      <style:paragraph-properties fo:text-align="center" fo:margin-left="0in"/>
      <style:text-properties fo:color="#0000ff"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8" style:family="table-cell" style:parent-style-name="Default" style:data-style-name="N11">
      <style:table-cell-properties style:text-align-source="fix" style:repeat-content="false" style:vertical-align="middle"/>
      <style:paragraph-properties fo:text-align="center" fo:margin-left="0in"/>
      <style:text-properties fo:color="#0000ff"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9" style:family="table-cell" style:parent-style-name="Default" style:data-style-name="N0">
      <style:table-cell-properties style:vertical-align="middle"/>
      <style:text-properties fo:color="#0000ff" fo:font-size="12pt" fo:font-weight="normal" style:font-size-asian="12pt" style:font-weight-asian="normal" style:font-size-complex="12pt" style:font-weight-complex="normal"/>
    </style:style>
    <style:style style:name="ce90" style:family="table-cell" style:parent-style-name="Default" style:data-style-name="N11">
      <style:table-cell-properties style:vertical-align="middle"/>
      <style:text-properties fo:color="#0000ff" fo:font-size="12pt" fo:font-weight="normal" style:font-size-asian="12pt" style:font-weight-asian="normal" style:font-size-complex="12pt" style:font-weight-complex="normal"/>
    </style:style>
    <style:style style:name="ce91" style:family="table-cell" style:parent-style-name="Default">
      <style:table-cell-properties style:vertical-align="middle"/>
      <style:text-properties fo:color="#0000ff" fo:font-size="12pt" style:font-size-asian="12pt" style:font-size-complex="12pt"/>
    </style:style>
    <style:style style:name="ce92" style:family="table-cell" style:parent-style-name="Default">
      <style:table-cell-properties style:text-align-source="fix" style:repeat-content="false" style:vertical-align="middle"/>
      <style:paragraph-properties fo:text-align="center" fo:margin-left="0in"/>
      <style:text-properties fo:color="#0000ff" fo:font-size="12pt" style:font-size-asian="12pt" style:font-size-complex="12pt"/>
    </style:style>
    <style:style style:name="ce93" style:family="table-cell" style:parent-style-name="Default">
      <style:table-cell-properties style:vertical-align="middle"/>
      <style:text-properties fo:font-size="12pt" fo:font-weight="bold" style:font-size-asian="12pt" style:font-weight-asian="bold" style:font-size-complex="12pt" style:font-weight-complex="bold"/>
    </style:style>
    <style:style style:name="T1" style:family="text">
      <style:text-properties fo:color="#0000ff" style:text-outline="false" style:text-line-through-style="none" style:font-name="Arial1" fo:font-size="10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Bitstream Vera Sans1"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T2" style:family="text">
      <style:text-properties style:text-outline="false" style:text-line-through-style="none" style:font-name="Arial" fo:font-size="11.5pt" fo:language="en" fo:country="US" fo:font-style="normal" fo:text-shadow="none" style:text-underline-style="none" fo:font-weight="normal" style:letter-kerning="true" style:font-name-asian="Arial" style:font-size-asian="11.5pt" style:language-asian="hi" style:country-asian="IN" style:font-style-asian="normal" style:font-weight-asian="normal" style:font-name-complex="Arial" style:font-style-complex="normal" style:font-weight-complex="normal" style:text-emphasize="none"/>
    </style:style>
    <style:style style:name="T3" style:family="text">
      <style:text-properties fo:color="#0047ff" style:font-name="Arial" fo:font-size="12pt" fo:language="en" fo:country="US" style:letter-kerning="true" style:font-name-asian="Arial" style:font-size-asian="12pt" style:language-asian="hi" style:country-asian="IN" style:font-name-complex="Arial"/>
    </style:style>
  </office:automatic-styles>
  <office:body>
    <office:spreadsheet>
      <table:calculation-settings table:case-sensitive="false" table:automatic-find-labels="false" table:use-regular-expressions="false"/>
      <table:table table:name="Title and License" table:style-name="ta1">
        <office:forms form:automatic-focus="false" form:apply-design-mode="false"/>
        <table:table-column table:style-name="co1" table:default-cell-style-name="ce1"/>
        <table:table-column table:style-name="co2" table:number-columns-repeated="6" table:default-cell-style-name="ce1"/>
        <table:table-column table:style-name="co3" table:default-cell-style-name="ce1"/>
        <table:table-column table:style-name="co2" table:number-columns-repeated="248" table:default-cell-style-name="ce1"/>
        <table:table-column table:style-name="co4" table:number-columns-repeated="768" table:default-cell-style-name="ce1"/>
        <table:table-row table:style-name="ro1" table:number-rows-repeated="2">
          <table:table-cell table:number-columns-repeated="1024"/>
        </table:table-row>
        <table:table-row table:style-name="ro2">
          <table:table-cell table:style-name="ce2" office:value-type="string">
            <text:p>Business Readiness Rating Assessment Template</text:p>
          </table:table-cell>
          <table:table-cell table:number-columns-repeated="1023"/>
        </table:table-row>
        <table:table-row table:style-name="ro3">
          <table:table-cell table:style-name="ce2"/>
          <table:table-cell table:number-columns-repeated="1023"/>
        </table:table-row>
        <table:table-row table:style-name="ro4">
          <table:table-cell table:style-name="ce3" office:value-type="string">
            <text:p>Authors </text:p>
          </table:table-cell>
          <table:table-cell table:style-name="ce4" office:value-type="string">
            <text:p>Amal Roumi</text:p>
          </table:table-cell>
          <table:table-cell table:number-columns-repeated="1022"/>
        </table:table-row>
        <table:table-row table:style-name="ro4">
          <table:table-cell table:style-name="ce3" office:value-type="string">
            <text:p>VERSION:</text:p>
          </table:table-cell>
          <table:table-cell table:style-name="ce5" office:value-type="string" table:number-columns-spanned="7" table:number-rows-spanned="1">
            <text:p>2005 RFC 1</text:p>
          </table:table-cell>
          <table:covered-table-cell table:number-columns-repeated="6" table:style-name="ce7"/>
          <table:table-cell table:number-columns-repeated="1016"/>
        </table:table-row>
        <table:table-row table:style-name="ro4">
          <table:table-cell table:number-columns-repeated="1024"/>
        </table:table-row>
        <table:table-row table:style-name="ro4">
          <table:table-cell table:style-name="ce3" office:value-type="string">
            <text:p>LICENSE:</text:p>
          </table:table-cell>
          <table:table-cell table:style-name="ce5" office:value-type="string" table:number-columns-spanned="7" table:number-rows-spanned="1">
            <text:p>Creative Commons Attribution-NonCommercial-ShareAlike 2.5 License </text:p>
          </table:table-cell>
          <table:covered-table-cell table:number-columns-repeated="6" table:style-name="ce7"/>
          <table:table-cell table:number-columns-repeated="1016"/>
        </table:table-row>
        <table:table-row table:style-name="ro4">
          <table:table-cell/>
          <table:table-cell table:style-name="ce6" office:value-type="string">
            <text:p><text:span text:style-name="T1"><text:a xlink:href="http://creativecommons.org/licenses/by-nc-sa/2.5/" xlink:type="simple">http://creativecommons.org/licenses/by-nc-sa/2.5/</text:a></text:span></text:p>
          </table:table-cell>
          <table:table-cell table:number-columns-repeated="1022"/>
        </table:table-row>
        <table:table-row table:style-name="ro1">
          <table:table-cell table:number-columns-repeated="1024"/>
        </table:table-row>
        <table:table-row table:style-name="ro5">
          <table:table-cell table:style-name="ce3" office:value-type="string">
            <text:p>NOTE:</text:p>
          </table:table-cell>
          <table:table-cell table:style-name="ce5" office:value-type="string" table:number-columns-spanned="7" table:number-rows-spanned="1">
            <text:p>These metrics and scores are not the definitive set, but merely a representative set to illustrate the BRR model. We realize there are better candidates for metrics for measuring business readiness in each category. <text:s/>For many of them, the data is difficult to collect or simply unavailable. We provided an initial set to validate the usage of the model, and we will continue to improve the set of metrics in future versions of the Business Readiness Rating model.</text:p>
          </table:table-cell>
          <table:covered-table-cell table:number-columns-repeated="6" table:style-name="ce7"/>
          <table:table-cell table:number-columns-repeated="1016"/>
        </table:table-row>
        <table:table-row table:style-name="ro1" table:number-rows-repeated="1048564">
          <table:table-cell table:number-columns-repeated="1024"/>
        </table:table-row>
        <table:table-row table:style-name="ro1">
          <table:table-cell table:number-columns-repeated="1024"/>
        </table:table-row>
      </table:table>
      <table:table table:name="Category Ranking" table:style-name="ta2">
        <office:forms form:automatic-focus="false" form:apply-design-mode="false"/>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2" table:number-columns-repeated="252" table:default-cell-style-name="Default"/>
        <table:table-row table:style-name="ro6" table:number-rows-repeated="4">
          <table:table-cell table:number-columns-repeated="256"/>
        </table:table-row>
        <table:table-row table:style-name="ro7">
          <table:table-cell/>
          <table:table-cell table:style-name="ce9" office:value-type="string" table:number-columns-spanned="3" table:number-rows-spanned="1">
            <text:p>Evaluated Technology</text:p>
          </table:table-cell>
          <table:covered-table-cell table:number-columns-repeated="2" table:style-name="ce18"/>
          <table:table-cell table:number-columns-repeated="252"/>
        </table:table-row>
        <table:table-row table:style-name="ro8">
          <table:table-cell/>
          <table:table-cell table:style-name="ce10" office:value-type="string" table:number-columns-spanned="3" table:number-rows-spanned="1">
            <text:p>Component Name: Eucalyptus</text:p>
          </table:table-cell>
          <table:covered-table-cell table:number-columns-repeated="2" table:style-name="ce19"/>
          <table:table-cell table:number-columns-repeated="252"/>
        </table:table-row>
        <table:table-row table:style-name="ro8">
          <table:table-cell table:style-name="ce8"/>
          <table:table-cell table:style-name="ce11" office:value-type="string" table:number-columns-spanned="3" table:number-rows-spanned="1">
            <text:p>Component type:Cloud computing </text:p>
          </table:table-cell>
          <table:covered-table-cell table:number-columns-repeated="2" table:style-name="ce11"/>
          <table:table-cell table:number-columns-repeated="252"/>
        </table:table-row>
        <table:table-row table:style-name="ro8">
          <table:table-cell table:style-name="ce8"/>
          <table:table-cell table:style-name="ce11" office:value-type="string" table:number-columns-spanned="3" table:number-rows-spanned="1">
            <text:p>Usage Setting: &lt; Cloud System&gt;</text:p>
          </table:table-cell>
          <table:covered-table-cell table:number-columns-repeated="2" table:style-name="ce11"/>
          <table:table-cell table:number-columns-repeated="252"/>
        </table:table-row>
        <table:table-row table:style-name="ro9">
          <table:table-cell/>
          <table:table-cell table:style-name="ce12" table:number-columns-spanned="3" table:number-rows-spanned="1"/>
          <table:covered-table-cell table:number-columns-repeated="2" table:style-name="ce16"/>
          <table:table-cell table:number-columns-repeated="252"/>
        </table:table-row>
        <table:table-row table:style-name="ro9">
          <table:table-cell/>
          <table:table-cell table:style-name="ce12" table:number-columns-spanned="3" table:number-rows-spanned="1"/>
          <table:covered-table-cell table:number-columns-repeated="2" table:style-name="ce16"/>
          <table:table-cell table:number-columns-repeated="252"/>
        </table:table-row>
        <table:table-row table:style-name="ro8">
          <table:table-cell/>
          <table:table-cell table:style-name="ce13" office:value-type="string">
            <text:p>Rank</text:p>
          </table:table-cell>
          <table:table-cell table:style-name="ce13" office:value-type="string">
            <text:p>Category</text:p>
          </table:table-cell>
          <table:table-cell table:style-name="ce13" office:value-type="string">
            <text:p>Weight</text:p>
          </table:table-cell>
          <table:table-cell table:number-columns-repeated="252"/>
        </table:table-row>
        <table:table-row table:style-name="ro8">
          <table:table-cell/>
          <table:table-cell table:style-name="ce14" office:value-type="float" office:value="1">
            <text:p>1</text:p>
          </table:table-cell>
          <table:table-cell table:style-name="ce16" office:value-type="string">
            <text:p>Functionality</text:p>
          </table:table-cell>
          <table:table-cell table:style-name="ce21" office:value-type="percentage" office:value="0.1">
            <text:p>10.00%</text:p>
          </table:table-cell>
          <table:table-cell table:number-columns-repeated="252"/>
        </table:table-row>
        <table:table-row table:style-name="ro8">
          <table:table-cell/>
          <table:table-cell table:style-name="ce14" office:value-type="float" office:value="2">
            <text:p>2</text:p>
          </table:table-cell>
          <table:table-cell table:style-name="ce16" office:value-type="string">
            <text:p>Efficiency</text:p>
          </table:table-cell>
          <table:table-cell table:style-name="ce21" office:value-type="percentage" office:value="0.15">
            <text:p>15.00%</text:p>
          </table:table-cell>
          <table:table-cell table:number-columns-repeated="252"/>
        </table:table-row>
        <table:table-row table:style-name="ro8">
          <table:table-cell/>
          <table:table-cell table:style-name="ce14" office:value-type="float" office:value="3">
            <text:p>3</text:p>
          </table:table-cell>
          <table:table-cell table:style-name="ce16" office:value-type="string">
            <text:p>Support</text:p>
          </table:table-cell>
          <table:table-cell table:style-name="ce21" office:value-type="percentage" office:value="0.2">
            <text:p>20.00%</text:p>
          </table:table-cell>
          <table:table-cell table:number-columns-repeated="252"/>
        </table:table-row>
        <table:table-row table:style-name="ro8">
          <table:table-cell/>
          <table:table-cell table:style-name="ce14" office:value-type="float" office:value="4">
            <text:p>4</text:p>
          </table:table-cell>
          <table:table-cell table:style-name="ce16" office:value-type="string">
            <text:p>Documentation</text:p>
          </table:table-cell>
          <table:table-cell table:style-name="ce21" office:value-type="percentage" office:value="0.25">
            <text:p>25.00%</text:p>
          </table:table-cell>
          <table:table-cell table:number-columns-repeated="252"/>
        </table:table-row>
        <table:table-row table:style-name="ro8">
          <table:table-cell/>
          <table:table-cell table:style-name="ce14" office:value-type="float" office:value="5">
            <text:p>5</text:p>
          </table:table-cell>
          <table:table-cell table:style-name="ce16" office:value-type="string">
            <text:p>Community</text:p>
          </table:table-cell>
          <table:table-cell table:style-name="ce21" office:value-type="percentage" office:value="0.3">
            <text:p>30.00%</text:p>
          </table:table-cell>
          <table:table-cell table:number-columns-repeated="252"/>
        </table:table-row>
        <table:table-row table:style-name="ro9">
          <table:table-cell/>
          <table:table-cell table:style-name="ce12" office:value-type="string" table:number-columns-spanned="3" table:number-rows-spanned="1">
            <text:p><text:s text:c="2"/></text:p>
          </table:table-cell>
          <table:covered-table-cell table:number-columns-repeated="2" table:style-name="ce16"/>
          <table:table-cell table:number-columns-repeated="252"/>
        </table:table-row>
        <table:table-row table:style-name="ro8">
          <table:table-cell/>
          <table:table-cell table:style-name="ce15" table:number-columns-repeated="2"/>
          <table:table-cell table:style-name="ce15" office:value-type="string">
            <text:p>Total Weight</text:p>
          </table:table-cell>
          <table:table-cell table:number-columns-repeated="252"/>
        </table:table-row>
        <table:table-row table:style-name="ro10">
          <table:table-cell/>
          <table:table-cell table:style-name="ce16" table:number-columns-repeated="2"/>
          <table:table-cell table:style-name="ce22" table:formula="of:=SUM([.D12:.D16])" office:value-type="percentage" office:value="1">
            <text:p>100.00%</text:p>
          </table:table-cell>
          <table:table-cell table:number-columns-repeated="252"/>
        </table:table-row>
        <table:table-row table:style-name="ro1">
          <table:table-cell table:number-columns-repeated="256"/>
        </table:table-row>
        <table:table-row table:style-name="ro11" table:number-rows-repeated="4">
          <table:table-cell/>
          <table:table-cell table:style-name="ce17"/>
          <table:table-cell table:style-name="ce20" table:number-columns-repeated="2"/>
          <table:table-cell table:number-columns-repeated="252"/>
        </table:table-row>
        <table:table-row table:style-name="ro1" table:number-rows-repeated="1048551">
          <table:table-cell table:number-columns-repeated="256"/>
        </table:table-row>
        <table:table-row table:style-name="ro1">
          <table:table-cell table:number-columns-repeated="256"/>
        </table:table-row>
      </table:table>
      <table:table table:name="Category Rating and Metrics" table:style-name="ta3" table:print-ranges="'Category Rating and Metrics'.A1:'Category Rating and Metrics'.G165">
        <office:forms form:automatic-focus="false" form:apply-design-mode="false"/>
        <table:table-column table:style-name="co9" table:default-cell-style-name="ce30"/>
        <table:table-column table:style-name="co10" table:default-cell-style-name="ce42"/>
        <table:table-column table:style-name="co11" table:default-cell-style-name="ce30"/>
        <table:table-column table:style-name="co12" table:default-cell-style-name="ce42"/>
        <table:table-column table:style-name="co13" table:default-cell-style-name="ce30"/>
        <table:table-column table:style-name="co14" table:default-cell-style-name="ce71"/>
        <table:table-column table:style-name="co15" table:default-cell-style-name="ce30"/>
        <table:table-column table:style-name="co16" table:default-cell-style-name="ce78"/>
        <table:table-column table:style-name="co2" table:default-cell-style-name="ce91"/>
        <table:table-column table:style-name="co2" table:number-columns-repeated="244" table:default-cell-style-name="ce42"/>
        <table:table-column table:style-name="co4" table:number-columns-repeated="771" table:default-cell-style-name="ce42"/>
        <table:table-row table:style-name="ro12">
          <table:table-cell table:style-name="ce23" office:value-type="string" table:number-columns-spanned="6" table:number-rows-spanned="1">
            <text:p>Evaluated Technology And Functional Orientation</text:p>
          </table:table-cell>
          <table:covered-table-cell table:number-columns-repeated="5" table:style-name="ce23"/>
          <table:table-cell table:style-name="ce75" office:value-type="string">
            <text:p>BRR</text:p>
          </table:table-cell>
          <table:table-cell table:style-name="ce77" table:number-columns-repeated="2"/>
          <table:table-cell table:style-name="ce93" table:number-columns-repeated="1015"/>
        </table:table-row>
        <table:table-row table:style-name="ro12">
          <table:table-cell table:style-name="ce24" office:value-type="string" table:number-columns-spanned="6" table:number-rows-spanned="1">
            <text:p>Component Name: Eucalyptus</text:p>
          </table:table-cell>
          <table:covered-table-cell table:number-columns-repeated="5" table:style-name="ce24"/>
          <table:table-cell table:style-name="ce76" table:formula="of:=SUM([.G7:.G188])" office:value-type="float" office:value="3.427">
            <text:p>3.43</text:p>
          </table:table-cell>
          <table:table-cell table:style-name="ce77" table:number-columns-repeated="2"/>
          <table:table-cell table:style-name="ce93" table:number-columns-repeated="1015"/>
        </table:table-row>
        <table:table-row table:style-name="ro12">
          <table:table-cell table:style-name="ce24" office:value-type="string" table:number-columns-spanned="6" table:number-rows-spanned="1">
            <text:p>Component type:Eucalyptus </text:p>
          </table:table-cell>
          <table:covered-table-cell table:number-columns-repeated="5" table:style-name="ce24"/>
          <table:table-cell table:style-name="ce69"/>
          <table:table-cell table:style-name="ce77" table:number-columns-repeated="2"/>
          <table:table-cell table:style-name="ce93" table:number-columns-repeated="1015"/>
        </table:table-row>
        <table:table-row table:style-name="ro12">
          <table:table-cell table:style-name="ce24" office:value-type="string" table:number-columns-spanned="6" table:number-rows-spanned="1">
            <text:p>Usage Setting: Cloud Computing </text:p>
          </table:table-cell>
          <table:covered-table-cell table:number-columns-repeated="5" table:style-name="ce24"/>
          <table:table-cell table:style-name="ce69"/>
          <table:table-cell table:style-name="ce77" table:number-columns-repeated="2"/>
          <table:table-cell table:style-name="ce93" table:number-columns-repeated="1015"/>
        </table:table-row>
        <table:table-row table:style-name="ro9">
          <table:table-cell table:style-name="ce25"/>
          <table:table-cell table:style-name="ce31"/>
          <table:table-cell table:style-name="ce25"/>
          <table:table-cell table:style-name="ce31"/>
          <table:table-cell table:style-name="ce25" table:number-columns-repeated="2"/>
          <table:table-cell table:style-name="ce28"/>
          <table:table-cell table:number-columns-repeated="1017"/>
        </table:table-row>
        <table:table-row-group>
          <table:table-row table:style-name="ro13">
            <table:table-cell table:style-name="ce26" office:value-type="string">
              <text:p>Rank</text:p>
            </table:table-cell>
            <table:table-cell table:style-name="ce32" office:value-type="string" table:number-columns-spanned="3" table:number-rows-spanned="1">
              <text:p>Category Title</text:p>
            </table:table-cell>
            <table:covered-table-cell table:style-name="ce49"/>
            <table:covered-table-cell table:style-name="ce32"/>
            <table:table-cell table:style-name="ce26" office:value-type="string">
              <text:p>Weight</text:p>
            </table:table-cell>
            <table:table-cell table:style-name="ce67" office:value-type="string">
              <text:p>Unweighted Rating</text:p>
            </table:table-cell>
            <table:table-cell table:style-name="ce75" office:value-type="string">
              <text:p>Weighted Rating</text:p>
            </table:table-cell>
            <table:table-cell table:number-columns-repeated="1017"/>
          </table:table-row>
          <table:table-row table:style-name="ro8">
            <table:table-cell table:style-name="ce27" table:formula="of:=[$'Category Ranking'.B12]" office:value-type="float" office:value="1">
              <text:p>1</text:p>
            </table:table-cell>
            <table:table-cell table:style-name="ce33" office:value-type="string" table:number-columns-spanned="3" table:number-rows-spanned="1">
              <text:p>Functionality</text:p>
            </table:table-cell>
            <table:covered-table-cell table:style-name="ce50"/>
            <table:covered-table-cell table:style-name="ce33"/>
            <table:table-cell table:style-name="ce60" table:formula="of:=[$'Category Ranking'.D12]" office:value-type="percentage" office:value="0.1">
              <text:p>10.00%</text:p>
            </table:table-cell>
            <table:table-cell table:style-name="ce27" table:formula="of:=SUM([.F10:.F63])" office:value-type="float" office:value="4.6">
              <text:p>4.6</text:p>
            </table:table-cell>
            <table:table-cell table:style-name="ce27" table:formula="of:=[.F7]*[.E7]" office:value-type="float" office:value="0.46">
              <text:p>0.46</text:p>
            </table:table-cell>
            <table:table-cell table:number-columns-repeated="1017"/>
          </table:table-row>
          <table:table-row-group table:display="false">
            <table:table-row table:style-name="ro9" table:visibility="collapse">
              <table:table-cell table:style-name="ce27"/>
              <table:table-cell table:style-name="ce33"/>
              <table:table-cell table:style-name="ce50"/>
              <table:table-cell table:style-name="ce33"/>
              <table:table-cell table:style-name="ce50"/>
              <table:table-cell table:style-name="ce27" table:number-columns-repeated="2"/>
              <table:table-cell table:number-columns-repeated="1017"/>
            </table:table-row>
            <table:table-row table:style-name="ro14" table:visibility="collapse">
              <table:table-cell table:style-name="ce28"/>
              <table:table-cell table:style-name="ce34" office:value-type="string">
                <text:p>Metric Name</text:p>
              </table:table-cell>
              <table:table-cell table:style-name="ce51" office:value-type="string">
                <text:p>Raw Score</text:p>
              </table:table-cell>
              <table:table-cell table:style-name="ce61" office:value-type="string">
                <text:p>Weight</text:p>
              </table:table-cell>
              <table:table-cell table:style-name="ce64" office:value-type="string">
                <text:p>Unweighted Score</text:p>
              </table:table-cell>
              <table:table-cell table:style-name="ce68" office:value-type="string">
                <text:p>Weighted Score</text:p>
              </table:table-cell>
              <table:table-cell table:style-name="ce27"/>
              <table:table-cell table:style-name="ce79"/>
              <table:table-cell table:number-columns-repeated="1016"/>
            </table:table-row>
            <table:table-row table:style-name="ro15" table:visibility="collapse">
              <table:table-cell table:style-name="ce28"/>
              <table:table-cell table:style-name="ce35" office:value-type="string">
                <text:p>Billing System</text:p>
              </table:table-cell>
              <table:table-cell table:style-name="ce52" office:value-type="string">
                <text:p>Yes</text:p>
              </table:table-cell>
              <table:table-cell table:style-name="ce62" office:value-type="percentage" office:value="0.2">
                <text:p>20.00%</text:p>
              </table:table-cell>
              <table:table-cell table:style-name="ce65" office:value-type="float" office:value="5">
                <text:p>5</text:p>
              </table:table-cell>
              <table:table-cell table:style-name="ce69" table:formula="of:=[.D10]*[.E10]" office:value-type="float" office:value="1">
                <text:p>1</text:p>
              </table:table-cell>
              <table:table-cell table:style-name="ce42"/>
              <table:table-cell table:style-name="ce80" office:value-type="string" table:number-columns-spanned="3" table:number-rows-spanned="1">
                <text:p>https://www.eucalyptus.com/news/eucalyptus-launches-third-generation-its-enterprise-private-cloud-software</text:p>
              </table:table-cell>
              <table:covered-table-cell table:style-name="ce78"/>
              <table:covered-table-cell/>
              <table:table-cell table:number-columns-repeated="1014"/>
            </table:table-row>
            <table:table-row-group>
              <table:table-row table:style-name="ro9" table:visibility="collapse">
                <table:table-cell table:style-name="ce28"/>
                <table:table-cell table:style-name="ce35"/>
                <table:table-cell table:style-name="ce29"/>
                <table:table-cell table:style-name="ce35"/>
                <table:table-cell table:style-name="ce29"/>
                <table:table-cell table:style-name="ce70"/>
                <table:table-cell table:style-name="ce27"/>
                <table:table-cell table:number-columns-repeated="1017"/>
              </table:table-row>
              <table:table-row table:style-name="ro8" table:visibility="collapse">
                <table:table-cell table:style-name="ce28"/>
                <table:table-cell table:style-name="ce36" office:value-type="string" table:number-columns-spanned="4" table:number-rows-spanned="1">
                  <text:p>Test Description</text:p>
                </table:table-cell>
                <table:covered-table-cell table:style-name="ce53"/>
                <table:covered-table-cell table:style-name="ce36"/>
                <table:covered-table-cell table:style-name="ce53"/>
                <table:table-cell/>
                <table:table-cell table:style-name="ce27"/>
                <table:table-cell table:number-columns-repeated="1017"/>
              </table:table-row>
              <table:table-row table:style-name="ro8" table:visibility="collapse">
                <table:table-cell table:style-name="ce28"/>
                <table:table-cell table:style-name="ce37" office:value-type="string" table:number-columns-spanned="4" table:number-rows-spanned="1">
                  <text:p>Does The Cloud System provide a Billing System for User Accounting?</text:p>
                </table:table-cell>
                <table:covered-table-cell table:style-name="ce54"/>
                <table:covered-table-cell table:style-name="ce37"/>
                <table:covered-table-cell table:style-name="ce54"/>
                <table:table-cell table:style-name="ce72"/>
                <table:table-cell table:style-name="ce27"/>
                <table:table-cell table:number-columns-repeated="1017"/>
              </table:table-row>
              <table:table-row table:style-name="ro9" table:visibility="collapse">
                <table:table-cell table:style-name="ce28"/>
                <table:table-cell table:style-name="ce38" table:number-columns-spanned="4" table:number-rows-spanned="1"/>
                <table:covered-table-cell table:number-columns-repeated="3"/>
                <table:table-cell table:style-name="ce73"/>
                <table:table-cell table:style-name="ce27"/>
                <table:table-cell table:number-columns-repeated="1017"/>
              </table:table-row>
              <table:table-row table:style-name="ro8" table:visibility="collapse">
                <table:table-cell table:style-name="ce28"/>
                <table:table-cell table:style-name="ce36" office:value-type="string" table:number-columns-spanned="3" table:number-rows-spanned="1">
                  <text:p>Test Score Specification</text:p>
                </table:table-cell>
                <table:covered-table-cell table:style-name="ce53"/>
                <table:covered-table-cell table:style-name="ce36"/>
                <table:table-cell table:style-name="ce57" office:value-type="string">
                  <text:p>Score</text:p>
                </table:table-cell>
                <table:table-cell/>
                <table:table-cell table:style-name="ce27"/>
                <table:table-cell table:number-columns-repeated="1017"/>
              </table:table-row>
              <table:table-row table:style-name="ro8" table:visibility="collapse">
                <table:table-cell table:style-name="ce28"/>
                <table:table-cell table:style-name="ce39" office:value-type="string" table:number-columns-spanned="3" table:number-rows-spanned="1">
                  <text:p>Yes, fully supported</text:p>
                </table:table-cell>
                <table:covered-table-cell table:style-name="ce55"/>
                <table:covered-table-cell table:style-name="ce39"/>
                <table:table-cell table:style-name="ce58" office:value-type="float" office:value="5">
                  <text:p>5</text:p>
                </table:table-cell>
                <table:table-cell table:style-name="ce73"/>
                <table:table-cell table:style-name="ce27"/>
                <table:table-cell table:number-columns-repeated="1017"/>
              </table:table-row>
              <table:table-row table:style-name="ro8" table:visibility="collapse">
                <table:table-cell table:style-name="ce28"/>
                <table:table-cell table:style-name="ce39" office:value-type="string" table:number-columns-spanned="3" table:number-rows-spanned="1">
                  <text:p>Yes, partially supported</text:p>
                </table:table-cell>
                <table:covered-table-cell table:style-name="ce55"/>
                <table:covered-table-cell table:style-name="ce39"/>
                <table:table-cell table:style-name="ce58" office:value-type="float" office:value="3">
                  <text:p>3</text:p>
                </table:table-cell>
                <table:table-cell table:style-name="ce73"/>
                <table:table-cell table:style-name="ce27"/>
                <table:table-cell table:number-columns-repeated="1017"/>
              </table:table-row>
              <table:table-row table:style-name="ro8" table:visibility="collapse">
                <table:table-cell table:style-name="ce28"/>
                <table:table-cell table:style-name="ce40" office:value-type="string" table:number-columns-spanned="3" table:number-rows-spanned="1">
                  <text:p>No</text:p>
                </table:table-cell>
                <table:covered-table-cell table:style-name="ce56"/>
                <table:covered-table-cell table:style-name="ce40"/>
                <table:table-cell table:style-name="ce58" office:value-type="float" office:value="1">
                  <text:p>1</text:p>
                </table:table-cell>
                <table:table-cell table:style-name="ce73"/>
                <table:table-cell table:style-name="ce27"/>
                <table:table-cell table:number-columns-repeated="1017"/>
              </table:table-row>
            </table:table-row-group>
            <table:table-row table:style-name="ro9" table:visibility="collapse">
              <table:table-cell table:style-name="ce29"/>
              <table:table-cell table:style-name="ce41" table:number-columns-spanned="4" table:number-rows-spanned="1"/>
              <table:covered-table-cell table:number-columns-repeated="3" table:style-name="ce29"/>
              <table:table-cell table:style-name="ce70"/>
              <table:table-cell table:style-name="ce27"/>
              <table:table-cell table:number-columns-repeated="1017"/>
            </table:table-row>
            <table:table-row table:style-name="ro14" table:visibility="collapse">
              <table:table-cell table:style-name="ce28"/>
              <table:table-cell table:style-name="ce34" office:value-type="string">
                <text:p>Metric Name</text:p>
              </table:table-cell>
              <table:table-cell table:style-name="ce51" office:value-type="string">
                <text:p>Raw Score</text:p>
              </table:table-cell>
              <table:table-cell table:style-name="ce61" office:value-type="string">
                <text:p>Weight</text:p>
              </table:table-cell>
              <table:table-cell table:style-name="ce64" office:value-type="string">
                <text:p>Unweighted Score</text:p>
              </table:table-cell>
              <table:table-cell table:style-name="ce68" office:value-type="string">
                <text:p>Weighted Score</text:p>
              </table:table-cell>
              <table:table-cell table:style-name="ce27"/>
              <table:table-cell table:number-columns-repeated="1017"/>
            </table:table-row>
            <table:table-row table:style-name="ro8" table:visibility="collapse">
              <table:table-cell table:style-name="ce28"/>
              <table:table-cell table:style-name="ce35" office:value-type="string">
                <text:p>Multi Platform Support</text:p>
              </table:table-cell>
              <table:table-cell table:style-name="ce52" office:value-type="string">
                <text:p>Yes</text:p>
              </table:table-cell>
              <table:table-cell table:style-name="ce62" office:value-type="percentage" office:value="0.2">
                <text:p>20.00%</text:p>
              </table:table-cell>
              <table:table-cell table:style-name="ce65" office:value-type="float" office:value="5">
                <text:p>5</text:p>
              </table:table-cell>
              <table:table-cell table:style-name="ce69" table:formula="of:=[.D21]*[.E21]" office:value-type="float" office:value="1">
                <text:p>1</text:p>
              </table:table-cell>
              <table:table-cell table:style-name="ce27"/>
              <table:table-cell table:number-columns-repeated="1017"/>
            </table:table-row>
            <table:table-row-group>
              <table:table-row table:style-name="ro9" table:visibility="collapse">
                <table:table-cell table:style-name="ce27"/>
                <table:table-cell table:style-name="ce33"/>
                <table:table-cell table:style-name="ce50"/>
                <table:table-cell table:style-name="ce33"/>
                <table:table-cell table:style-name="ce50"/>
                <table:table-cell table:style-name="ce27" table:number-columns-repeated="2"/>
                <table:table-cell table:number-columns-repeated="1017"/>
              </table:table-row>
              <table:table-row table:style-name="ro8" table:visibility="collapse">
                <table:table-cell table:style-name="ce27"/>
                <table:table-cell table:style-name="ce36" office:value-type="string" table:number-columns-spanned="4" table:number-rows-spanned="1">
                  <text:p>Test Description</text:p>
                </table:table-cell>
                <table:covered-table-cell table:style-name="ce53"/>
                <table:covered-table-cell table:style-name="ce36"/>
                <table:covered-table-cell table:style-name="ce53"/>
                <table:table-cell table:style-name="ce27" table:number-columns-repeated="2"/>
                <table:table-cell table:number-columns-repeated="1017"/>
              </table:table-row>
              <table:table-row table:style-name="ro8" table:visibility="collapse">
                <table:table-cell table:style-name="ce27"/>
                <table:table-cell table:style-name="ce37" office:value-type="string" table:number-columns-spanned="4" table:number-rows-spanned="1">
                  <text:p>Does The Cloud System work on top of different Operating Systems?</text:p>
                </table:table-cell>
                <table:covered-table-cell table:style-name="ce54"/>
                <table:covered-table-cell table:style-name="ce37"/>
                <table:covered-table-cell table:style-name="ce54"/>
                <table:table-cell table:style-name="ce27" table:number-columns-repeated="2"/>
                <table:table-cell table:number-columns-repeated="1017"/>
              </table:table-row>
              <table:table-row table:style-name="ro9" table:visibility="collapse">
                <table:table-cell table:style-name="ce27"/>
                <table:table-cell table:style-name="ce38" table:number-columns-spanned="4" table:number-rows-spanned="1"/>
                <table:covered-table-cell table:number-columns-repeated="3"/>
                <table:table-cell table:style-name="ce27" table:number-columns-repeated="2"/>
                <table:table-cell table:number-columns-repeated="1017"/>
              </table:table-row>
              <table:table-row table:style-name="ro8" table:visibility="collapse">
                <table:table-cell table:style-name="ce27"/>
                <table:table-cell table:style-name="ce36" office:value-type="string" table:number-columns-spanned="3" table:number-rows-spanned="1">
                  <text:p>Test Score Specification</text:p>
                </table:table-cell>
                <table:covered-table-cell table:style-name="ce53"/>
                <table:covered-table-cell table:style-name="ce36"/>
                <table:table-cell table:style-name="ce57" office:value-type="string">
                  <text:p>Score</text:p>
                </table:table-cell>
                <table:table-cell table:style-name="ce27" table:number-columns-repeated="2"/>
                <table:table-cell table:number-columns-repeated="1017"/>
              </table:table-row>
              <table:table-row table:style-name="ro8" table:visibility="collapse">
                <table:table-cell table:style-name="ce27"/>
                <table:table-cell table:style-name="ce39" office:value-type="string" table:number-columns-spanned="3" table:number-rows-spanned="1">
                  <text:p>Yes, in more than 2</text:p>
                </table:table-cell>
                <table:covered-table-cell table:style-name="ce55"/>
                <table:covered-table-cell table:style-name="ce39"/>
                <table:table-cell table:style-name="ce58" office:value-type="float" office:value="5">
                  <text:p>5</text:p>
                </table:table-cell>
                <table:table-cell table:style-name="ce27" table:number-columns-repeated="2"/>
                <table:table-cell table:number-columns-repeated="1017"/>
              </table:table-row>
              <table:table-row table:style-name="ro8" table:visibility="collapse">
                <table:table-cell table:style-name="ce27"/>
                <table:table-cell table:style-name="ce39" office:value-type="string" table:number-columns-spanned="3" table:number-rows-spanned="1">
                  <text:p>Yes, in two different Operating Systems</text:p>
                </table:table-cell>
                <table:covered-table-cell table:style-name="ce55"/>
                <table:covered-table-cell table:style-name="ce39"/>
                <table:table-cell table:style-name="ce58" office:value-type="float" office:value="3">
                  <text:p>3</text:p>
                </table:table-cell>
                <table:table-cell table:style-name="ce27" table:number-columns-repeated="2"/>
                <table:table-cell table:number-columns-repeated="1017"/>
              </table:table-row>
              <table:table-row table:style-name="ro8" table:visibility="collapse">
                <table:table-cell table:style-name="ce27"/>
                <table:table-cell table:style-name="ce40" office:value-type="string" table:number-columns-spanned="3" table:number-rows-spanned="1">
                  <text:p>No</text:p>
                </table:table-cell>
                <table:covered-table-cell table:style-name="ce56"/>
                <table:covered-table-cell table:style-name="ce40"/>
                <table:table-cell table:style-name="ce58" office:value-type="float" office:value="1">
                  <text:p>1</text:p>
                </table:table-cell>
                <table:table-cell table:style-name="ce27" table:number-columns-repeated="2"/>
                <table:table-cell table:number-columns-repeated="1017"/>
              </table:table-row>
            </table:table-row-group>
            <table:table-row table:style-name="ro9" table:visibility="collapse">
              <table:table-cell table:style-name="ce27"/>
              <table:table-cell table:style-name="ce33"/>
              <table:table-cell table:style-name="ce50"/>
              <table:table-cell table:style-name="ce33"/>
              <table:table-cell table:style-name="ce50"/>
              <table:table-cell table:style-name="ce27" table:number-columns-repeated="2"/>
              <table:table-cell table:number-columns-repeated="1017"/>
            </table:table-row>
            <table:table-row table:style-name="ro14" table:visibility="collapse">
              <table:table-cell table:style-name="ce27"/>
              <table:table-cell table:style-name="ce34" office:value-type="string">
                <text:p>Metric Name</text:p>
              </table:table-cell>
              <table:table-cell table:style-name="ce51" office:value-type="string">
                <text:p>Raw Score</text:p>
              </table:table-cell>
              <table:table-cell table:style-name="ce61" office:value-type="string">
                <text:p>Weight</text:p>
              </table:table-cell>
              <table:table-cell table:style-name="ce64" office:value-type="string">
                <text:p>Unweighted Score</text:p>
              </table:table-cell>
              <table:table-cell table:style-name="ce68" office:value-type="string">
                <text:p>Weighted Score</text:p>
              </table:table-cell>
              <table:table-cell table:style-name="ce27"/>
              <table:table-cell table:number-columns-repeated="1017"/>
            </table:table-row>
            <table:table-row table:style-name="ro8" table:visibility="collapse">
              <table:table-cell table:style-name="ce27"/>
              <table:table-cell table:style-name="ce35" office:value-type="string">
                <text:p>Administrators Configuration System</text:p>
              </table:table-cell>
              <table:table-cell table:style-name="ce52" office:value-type="string">
                <text:p>Yes</text:p>
              </table:table-cell>
              <table:table-cell table:style-name="ce62" office:value-type="percentage" office:value="0.2">
                <text:p>20.00%</text:p>
              </table:table-cell>
              <table:table-cell table:style-name="ce65" office:value-type="float" office:value="5">
                <text:p>5</text:p>
              </table:table-cell>
              <table:table-cell table:style-name="ce69" table:formula="of:=[.D32]*[.E32]" office:value-type="float" office:value="1">
                <text:p>1</text:p>
              </table:table-cell>
              <table:table-cell table:style-name="ce27"/>
              <table:table-cell table:number-columns-repeated="1017"/>
            </table:table-row>
            <table:table-row-group>
              <table:table-row table:style-name="ro9" table:visibility="collapse">
                <table:table-cell table:style-name="ce27"/>
                <table:table-cell table:style-name="ce33"/>
                <table:table-cell table:style-name="ce50"/>
                <table:table-cell table:style-name="ce33"/>
                <table:table-cell table:style-name="ce50"/>
                <table:table-cell table:style-name="ce27" table:number-columns-repeated="2"/>
                <table:table-cell table:number-columns-repeated="1017"/>
              </table:table-row>
              <table:table-row table:style-name="ro8" table:visibility="collapse">
                <table:table-cell table:style-name="ce27"/>
                <table:table-cell table:style-name="ce36" office:value-type="string" table:number-columns-spanned="4" table:number-rows-spanned="1">
                  <text:p>Test Description</text:p>
                </table:table-cell>
                <table:covered-table-cell table:style-name="ce53"/>
                <table:covered-table-cell table:style-name="ce36"/>
                <table:covered-table-cell table:style-name="ce53"/>
                <table:table-cell table:style-name="ce27" table:number-columns-repeated="2"/>
                <table:table-cell table:number-columns-repeated="1017"/>
              </table:table-row>
              <table:table-row table:style-name="ro14" table:visibility="collapse">
                <table:table-cell table:style-name="ce27"/>
                <table:table-cell table:style-name="ce37" office:value-type="string" table:number-columns-spanned="4" table:number-rows-spanned="1">
                  <text:p>Does The Cloud System provide a System (preferably Web) to Help On Administration Tasks</text:p>
                </table:table-cell>
                <table:covered-table-cell table:style-name="ce54"/>
                <table:covered-table-cell table:style-name="ce37"/>
                <table:covered-table-cell table:style-name="ce54"/>
                <table:table-cell table:style-name="ce27" table:number-columns-repeated="2"/>
                <table:table-cell table:number-columns-repeated="1017"/>
              </table:table-row>
              <table:table-row table:style-name="ro9" table:visibility="collapse">
                <table:table-cell table:style-name="ce27"/>
                <table:table-cell table:style-name="ce38" table:number-columns-spanned="4" table:number-rows-spanned="1"/>
                <table:covered-table-cell table:number-columns-repeated="3"/>
                <table:table-cell table:style-name="ce27" table:number-columns-repeated="2"/>
                <table:table-cell table:number-columns-repeated="1017"/>
              </table:table-row>
              <table:table-row table:style-name="ro8" table:visibility="collapse">
                <table:table-cell table:style-name="ce27"/>
                <table:table-cell table:style-name="ce36" office:value-type="string" table:number-columns-spanned="3" table:number-rows-spanned="1">
                  <text:p>Test Score Specification</text:p>
                </table:table-cell>
                <table:covered-table-cell table:style-name="ce53"/>
                <table:covered-table-cell table:style-name="ce36"/>
                <table:table-cell table:style-name="ce57" office:value-type="string">
                  <text:p>Score</text:p>
                </table:table-cell>
                <table:table-cell table:style-name="ce27" table:number-columns-repeated="2"/>
                <table:table-cell table:number-columns-repeated="1017"/>
              </table:table-row>
              <table:table-row table:style-name="ro8" table:visibility="collapse">
                <table:table-cell table:style-name="ce27"/>
                <table:table-cell table:style-name="ce39" office:value-type="string" table:number-columns-spanned="3" table:number-rows-spanned="1">
                  <text:p>Yes, a web framework</text:p>
                </table:table-cell>
                <table:covered-table-cell table:style-name="ce55"/>
                <table:covered-table-cell table:style-name="ce39"/>
                <table:table-cell table:style-name="ce58" office:value-type="float" office:value="5">
                  <text:p>5</text:p>
                </table:table-cell>
                <table:table-cell table:style-name="ce27" table:number-columns-repeated="2"/>
                <table:table-cell table:number-columns-repeated="1017"/>
              </table:table-row>
              <table:table-row table:style-name="ro8" table:visibility="collapse">
                <table:table-cell table:style-name="ce27"/>
                <table:table-cell table:style-name="ce39" office:value-type="string" table:number-columns-spanned="3" table:number-rows-spanned="1">
                  <text:p>Yes, but it is not web based</text:p>
                </table:table-cell>
                <table:covered-table-cell table:style-name="ce55"/>
                <table:covered-table-cell table:style-name="ce39"/>
                <table:table-cell table:style-name="ce58" office:value-type="float" office:value="3">
                  <text:p>3</text:p>
                </table:table-cell>
                <table:table-cell table:style-name="ce27" table:number-columns-repeated="2"/>
                <table:table-cell table:number-columns-repeated="1017"/>
              </table:table-row>
              <table:table-row table:style-name="ro8" table:visibility="collapse">
                <table:table-cell table:style-name="ce27"/>
                <table:table-cell table:style-name="ce40" office:value-type="string" table:number-columns-spanned="3" table:number-rows-spanned="1">
                  <text:p>No</text:p>
                </table:table-cell>
                <table:covered-table-cell table:style-name="ce56"/>
                <table:covered-table-cell table:style-name="ce40"/>
                <table:table-cell table:style-name="ce58" office:value-type="float" office:value="1">
                  <text:p>1</text:p>
                </table:table-cell>
                <table:table-cell table:style-name="ce27" table:number-columns-repeated="2"/>
                <table:table-cell table:number-columns-repeated="1017"/>
              </table:table-row>
            </table:table-row-group>
            <table:table-row table:style-name="ro9" table:visibility="collapse">
              <table:table-cell table:style-name="ce27"/>
              <table:table-cell table:style-name="ce33"/>
              <table:table-cell table:style-name="ce50"/>
              <table:table-cell table:style-name="ce33"/>
              <table:table-cell table:style-name="ce50"/>
              <table:table-cell table:style-name="ce27" table:number-columns-repeated="2"/>
              <table:table-cell table:number-columns-repeated="1017"/>
            </table:table-row>
            <table:table-row table:style-name="ro14" table:visibility="collapse">
              <table:table-cell table:style-name="ce27"/>
              <table:table-cell table:style-name="ce34" office:value-type="string">
                <text:p>Metric Name</text:p>
              </table:table-cell>
              <table:table-cell table:style-name="ce51" office:value-type="string">
                <text:p>Raw Score</text:p>
              </table:table-cell>
              <table:table-cell table:style-name="ce61" office:value-type="string">
                <text:p>Weight</text:p>
              </table:table-cell>
              <table:table-cell table:style-name="ce64" office:value-type="string">
                <text:p>Unweighted Score</text:p>
              </table:table-cell>
              <table:table-cell table:style-name="ce68" office:value-type="string">
                <text:p>Weighted Score</text:p>
              </table:table-cell>
              <table:table-cell table:style-name="ce27"/>
              <table:table-cell table:number-columns-repeated="1017"/>
            </table:table-row>
            <table:table-row table:style-name="ro8" table:visibility="collapse">
              <table:table-cell table:style-name="ce27"/>
              <table:table-cell table:style-name="ce35" office:value-type="string">
                <text:p>i18n</text:p>
              </table:table-cell>
              <table:table-cell table:style-name="ce52" office:value-type="string">
                <text:p>yes</text:p>
              </table:table-cell>
              <table:table-cell table:style-name="ce62" office:value-type="percentage" office:value="0.2">
                <text:p>20.00%</text:p>
              </table:table-cell>
              <table:table-cell table:style-name="ce65" office:value-type="float" office:value="3">
                <text:p>3</text:p>
              </table:table-cell>
              <table:table-cell table:style-name="ce69" table:formula="of:=[.D43]*[.E43]" office:value-type="float" office:value="0.6">
                <text:p>0.6</text:p>
              </table:table-cell>
              <table:table-cell table:style-name="ce27"/>
              <table:table-cell table:number-columns-repeated="1017"/>
            </table:table-row>
            <table:table-row-group>
              <table:table-row table:style-name="ro9" table:visibility="collapse">
                <table:table-cell table:style-name="ce27"/>
                <table:table-cell table:style-name="ce33"/>
                <table:table-cell table:style-name="ce50"/>
                <table:table-cell table:style-name="ce33"/>
                <table:table-cell table:style-name="ce50"/>
                <table:table-cell table:style-name="ce27" table:number-columns-repeated="2"/>
                <table:table-cell table:number-columns-repeated="1017"/>
              </table:table-row>
              <table:table-row table:style-name="ro8" table:visibility="collapse">
                <table:table-cell table:style-name="ce27"/>
                <table:table-cell table:style-name="ce36" office:value-type="string" table:number-columns-spanned="4" table:number-rows-spanned="1">
                  <text:p>Test Description</text:p>
                </table:table-cell>
                <table:covered-table-cell table:style-name="ce53"/>
                <table:covered-table-cell table:style-name="ce36"/>
                <table:covered-table-cell table:style-name="ce53"/>
                <table:table-cell table:style-name="ce27" table:number-columns-repeated="2"/>
                <table:table-cell table:number-columns-repeated="1017"/>
              </table:table-row>
              <table:table-row table:style-name="ro8" table:visibility="collapse">
                <table:table-cell table:style-name="ce27"/>
                <table:table-cell table:style-name="ce37" office:value-type="string" table:number-columns-spanned="4" table:number-rows-spanned="1">
                  <text:p>Does The Cloud System provided multi-language support? </text:p>
                </table:table-cell>
                <table:covered-table-cell table:style-name="ce54"/>
                <table:covered-table-cell table:style-name="ce37"/>
                <table:covered-table-cell table:style-name="ce54"/>
                <table:table-cell table:style-name="ce27" table:number-columns-repeated="2"/>
                <table:table-cell table:number-columns-repeated="1017"/>
              </table:table-row>
              <table:table-row table:style-name="ro9" table:visibility="collapse">
                <table:table-cell table:style-name="ce27"/>
                <table:table-cell table:style-name="ce38" table:number-columns-spanned="4" table:number-rows-spanned="1"/>
                <table:covered-table-cell table:number-columns-repeated="3"/>
                <table:table-cell table:style-name="ce27" table:number-columns-repeated="2"/>
                <table:table-cell table:number-columns-repeated="1017"/>
              </table:table-row>
              <table:table-row table:style-name="ro8" table:visibility="collapse">
                <table:table-cell table:style-name="ce27"/>
                <table:table-cell table:style-name="ce36" office:value-type="string" table:number-columns-spanned="3" table:number-rows-spanned="1">
                  <text:p>Test Score Specification</text:p>
                </table:table-cell>
                <table:covered-table-cell table:style-name="ce53"/>
                <table:covered-table-cell table:style-name="ce36"/>
                <table:table-cell table:style-name="ce57" office:value-type="string">
                  <text:p>Score</text:p>
                </table:table-cell>
                <table:table-cell table:style-name="ce27" table:number-columns-repeated="2"/>
                <table:table-cell table:number-columns-repeated="1017"/>
              </table:table-row>
              <table:table-row table:style-name="ro8" table:visibility="collapse">
                <table:table-cell table:style-name="ce27"/>
                <table:table-cell table:style-name="ce39" office:value-type="string" table:number-columns-spanned="3" table:number-rows-spanned="1">
                  <text:p>Yes, it is adapted to more than 5 languages</text:p>
                </table:table-cell>
                <table:covered-table-cell table:style-name="ce55"/>
                <table:covered-table-cell table:style-name="ce39"/>
                <table:table-cell table:style-name="ce58" office:value-type="float" office:value="5">
                  <text:p>5</text:p>
                </table:table-cell>
                <table:table-cell table:style-name="ce27" table:number-columns-repeated="2"/>
                <table:table-cell table:number-columns-repeated="1017"/>
              </table:table-row>
              <table:table-row table:style-name="ro8" table:visibility="collapse">
                <table:table-cell table:style-name="ce27"/>
                <table:table-cell table:style-name="ce39" office:value-type="string" table:number-columns-spanned="3" table:number-rows-spanned="1">
                  <text:p>Yes, it is adapted to more than 1 language, but less than 5 languages</text:p>
                </table:table-cell>
                <table:covered-table-cell table:style-name="ce55"/>
                <table:covered-table-cell table:style-name="ce39"/>
                <table:table-cell table:style-name="ce58" office:value-type="float" office:value="3">
                  <text:p>3</text:p>
                </table:table-cell>
                <table:table-cell table:style-name="ce27" table:number-columns-repeated="2"/>
                <table:table-cell table:number-columns-repeated="1017"/>
              </table:table-row>
              <table:table-row table:style-name="ro8" table:visibility="collapse">
                <table:table-cell table:style-name="ce27"/>
                <table:table-cell table:style-name="ce40" office:value-type="string" table:number-columns-spanned="3" table:number-rows-spanned="1">
                  <text:p>No</text:p>
                </table:table-cell>
                <table:covered-table-cell table:style-name="ce56"/>
                <table:covered-table-cell table:style-name="ce40"/>
                <table:table-cell table:style-name="ce58" office:value-type="float" office:value="1">
                  <text:p>1</text:p>
                </table:table-cell>
                <table:table-cell table:style-name="ce27" table:number-columns-repeated="2"/>
                <table:table-cell table:number-columns-repeated="1017"/>
              </table:table-row>
            </table:table-row-group>
            <table:table-row table:style-name="ro9" table:visibility="collapse">
              <table:table-cell table:style-name="ce27"/>
              <table:table-cell table:style-name="ce40"/>
              <table:table-cell table:style-name="ce56"/>
              <table:table-cell table:style-name="ce40"/>
              <table:table-cell table:style-name="ce58"/>
              <table:table-cell table:style-name="ce27" table:number-columns-repeated="2"/>
              <table:table-cell table:number-columns-repeated="1017"/>
            </table:table-row>
            <table:table-row table:style-name="ro14" table:visibility="collapse">
              <table:table-cell table:style-name="ce28"/>
              <table:table-cell table:style-name="ce34" office:value-type="string">
                <text:p>Metric Name</text:p>
              </table:table-cell>
              <table:table-cell table:style-name="ce51" office:value-type="string">
                <text:p>Raw Score</text:p>
              </table:table-cell>
              <table:table-cell table:style-name="ce61" office:value-type="string">
                <text:p>Weight</text:p>
              </table:table-cell>
              <table:table-cell table:style-name="ce64" office:value-type="string">
                <text:p>Unweighted Score</text:p>
              </table:table-cell>
              <table:table-cell table:style-name="ce68" office:value-type="string">
                <text:p>Weighted Score</text:p>
              </table:table-cell>
              <table:table-cell table:style-name="ce27"/>
              <table:table-cell table:number-columns-repeated="1017"/>
            </table:table-row>
            <table:table-row table:style-name="ro8" table:visibility="collapse">
              <table:table-cell table:style-name="ce28"/>
              <table:table-cell table:style-name="ce35" office:value-type="string">
                <text:p>Quota Facilities</text:p>
              </table:table-cell>
              <table:table-cell table:style-name="ce52" office:value-type="string">
                <text:p>Yes</text:p>
              </table:table-cell>
              <table:table-cell table:style-name="ce62" office:value-type="percentage" office:value="0.2">
                <text:p>20.00%</text:p>
              </table:table-cell>
              <table:table-cell table:style-name="ce65" office:value-type="float" office:value="5">
                <text:p>5</text:p>
              </table:table-cell>
              <table:table-cell table:style-name="ce69" table:formula="of:=[.D54]*[.E54]" office:value-type="float" office:value="1">
                <text:p>1</text:p>
              </table:table-cell>
              <table:table-cell table:style-name="ce27"/>
              <table:table-cell table:number-columns-repeated="1017"/>
            </table:table-row>
            <table:table-row-group>
              <table:table-row table:style-name="ro9" table:visibility="collapse">
                <table:table-cell table:style-name="ce28"/>
                <table:table-cell table:style-name="ce33"/>
                <table:table-cell table:style-name="ce50"/>
                <table:table-cell table:style-name="ce33"/>
                <table:table-cell table:style-name="ce50"/>
                <table:table-cell table:style-name="ce27" table:number-columns-repeated="2"/>
                <table:table-cell table:number-columns-repeated="1017"/>
              </table:table-row>
              <table:table-row table:style-name="ro8" table:visibility="collapse">
                <table:table-cell table:style-name="ce28"/>
                <table:table-cell table:style-name="ce36" office:value-type="string" table:number-columns-spanned="4" table:number-rows-spanned="1">
                  <text:p>Test Description</text:p>
                </table:table-cell>
                <table:covered-table-cell table:style-name="ce53"/>
                <table:covered-table-cell table:style-name="ce36"/>
                <table:covered-table-cell table:style-name="ce53"/>
                <table:table-cell table:style-name="ce27" table:number-columns-repeated="2"/>
                <table:table-cell table:number-columns-repeated="1017"/>
              </table:table-row>
              <table:table-row table:style-name="ro8" table:visibility="collapse">
                <table:table-cell table:style-name="ce28"/>
                <table:table-cell table:style-name="ce37" office:value-type="string" table:number-columns-spanned="4" table:number-rows-spanned="1">
                  <text:p>Does The Cloud System provide a system for user quota management?</text:p>
                </table:table-cell>
                <table:covered-table-cell table:style-name="ce54"/>
                <table:covered-table-cell table:style-name="ce37"/>
                <table:covered-table-cell table:style-name="ce54"/>
                <table:table-cell table:style-name="ce27" table:number-columns-repeated="2"/>
                <table:table-cell table:number-columns-repeated="1017"/>
              </table:table-row>
              <table:table-row table:style-name="ro9" table:visibility="collapse">
                <table:table-cell table:style-name="ce28"/>
                <table:table-cell table:style-name="ce38" table:number-columns-spanned="4" table:number-rows-spanned="1"/>
                <table:covered-table-cell table:number-columns-repeated="3"/>
                <table:table-cell table:style-name="ce27" table:number-columns-repeated="2"/>
                <table:table-cell table:number-columns-repeated="1017"/>
              </table:table-row>
              <table:table-row table:style-name="ro8" table:visibility="collapse">
                <table:table-cell table:style-name="ce28"/>
                <table:table-cell table:style-name="ce36" office:value-type="string" table:number-columns-spanned="3" table:number-rows-spanned="1">
                  <text:p>Test Score Specification</text:p>
                </table:table-cell>
                <table:covered-table-cell table:style-name="ce53"/>
                <table:covered-table-cell table:style-name="ce36"/>
                <table:table-cell table:style-name="ce57" office:value-type="string">
                  <text:p>Score</text:p>
                </table:table-cell>
                <table:table-cell table:style-name="ce27" table:number-columns-repeated="2"/>
                <table:table-cell table:number-columns-repeated="1017"/>
              </table:table-row>
              <table:table-row table:style-name="ro8" table:visibility="collapse">
                <table:table-cell table:style-name="ce28"/>
                <table:table-cell table:style-name="ce39" office:value-type="string" table:number-columns-spanned="3" table:number-rows-spanned="1">
                  <text:p>Yes, for computing, storage and networking</text:p>
                </table:table-cell>
                <table:covered-table-cell table:style-name="ce55"/>
                <table:covered-table-cell table:style-name="ce39"/>
                <table:table-cell table:style-name="ce58" office:value-type="float" office:value="5">
                  <text:p>5</text:p>
                </table:table-cell>
                <table:table-cell table:style-name="ce27" table:number-columns-repeated="2"/>
                <table:table-cell table:number-columns-repeated="1017"/>
              </table:table-row>
              <table:table-row table:style-name="ro8" table:visibility="collapse">
                <table:table-cell table:style-name="ce28"/>
                <table:table-cell table:style-name="ce39" office:value-type="string" table:number-columns-spanned="3" table:number-rows-spanned="1">
                  <text:p>Yes, but not for all the functionalities (i.e.: storage but not networking)</text:p>
                </table:table-cell>
                <table:covered-table-cell table:style-name="ce55"/>
                <table:covered-table-cell table:style-name="ce39"/>
                <table:table-cell table:style-name="ce58" office:value-type="float" office:value="3">
                  <text:p>3</text:p>
                </table:table-cell>
                <table:table-cell table:style-name="ce27" table:number-columns-repeated="2"/>
                <table:table-cell table:number-columns-repeated="1017"/>
              </table:table-row>
              <table:table-row table:style-name="ro9" table:visibility="collapse">
                <table:table-cell table:style-name="ce28"/>
                <table:table-cell table:style-name="ce40" office:value-type="string" table:number-columns-spanned="3" table:number-rows-spanned="1">
                  <text:p>No</text:p>
                </table:table-cell>
                <table:covered-table-cell table:style-name="ce56"/>
                <table:covered-table-cell table:style-name="ce40"/>
                <table:table-cell table:style-name="ce58" office:value-type="float" office:value="1">
                  <text:p>1</text:p>
                </table:table-cell>
                <table:table-cell table:style-name="ce27" table:number-columns-repeated="2"/>
                <table:table-cell table:number-columns-repeated="1017"/>
              </table:table-row>
            </table:table-row-group>
          </table:table-row-group>
        </table:table-row-group>
        <table:table-row table:style-name="ro12">
          <table:table-cell table:number-columns-repeated="1024"/>
        </table:table-row>
        <table:table-row-group>
          <table:table-row table:style-name="ro16">
            <table:table-cell table:style-name="ce26" office:value-type="string">
              <text:p>Rank</text:p>
            </table:table-cell>
            <table:table-cell table:style-name="ce32" office:value-type="string" table:number-columns-spanned="3" table:number-rows-spanned="1">
              <text:p>Category Title</text:p>
            </table:table-cell>
            <table:covered-table-cell table:number-columns-repeated="2" table:style-name="ce49"/>
            <table:table-cell table:style-name="ce26" office:value-type="string">
              <text:p>Weight</text:p>
            </table:table-cell>
            <table:table-cell table:style-name="ce67" office:value-type="string">
              <text:p>Unweighted Rating</text:p>
            </table:table-cell>
            <table:table-cell table:style-name="ce75" office:value-type="string">
              <text:p>Weighted Rating</text:p>
            </table:table-cell>
            <table:table-cell table:style-name="ce81"/>
            <table:table-cell table:style-name="ce92"/>
            <table:table-cell table:style-name="ce30" table:number-columns-repeated="1015"/>
          </table:table-row>
          <table:table-row table:style-name="ro9">
            <table:table-cell table:style-name="ce27" office:value-type="float" office:value="2">
              <text:p>2</text:p>
            </table:table-cell>
            <table:table-cell table:style-name="ce33" office:value-type="string" table:number-columns-spanned="3" table:number-rows-spanned="1">
              <text:p>Efficiency</text:p>
            </table:table-cell>
            <table:covered-table-cell table:style-name="ce50"/>
            <table:covered-table-cell table:style-name="ce33"/>
            <table:table-cell table:style-name="ce60" table:formula="of:=[$'Category Ranking'.D13]" office:value-type="percentage" office:value="0.15">
              <text:p>15.00%</text:p>
            </table:table-cell>
            <table:table-cell table:style-name="ce27" table:formula="of:=SUM([.F68:.F88])" office:value-type="float" office:value="3">
              <text:p>3</text:p>
            </table:table-cell>
            <table:table-cell table:style-name="ce27" table:formula="of:=[.F65]*[.E65]" office:value-type="float" office:value="0.45">
              <text:p>0.45</text:p>
            </table:table-cell>
            <table:table-cell table:number-columns-repeated="1017"/>
          </table:table-row>
          <table:table-row-group table:display="false">
            <table:table-row table:style-name="ro9" table:visibility="collapse">
              <table:table-cell table:style-name="ce29"/>
              <table:table-cell table:style-name="ce41" table:number-columns-spanned="5" table:number-rows-spanned="1"/>
              <table:covered-table-cell table:number-columns-repeated="3" table:style-name="ce29"/>
              <table:covered-table-cell table:style-name="ce70"/>
              <table:table-cell table:style-name="ce28"/>
              <table:table-cell table:number-columns-repeated="1017"/>
            </table:table-row>
            <table:table-row table:style-name="ro17" table:visibility="collapse">
              <table:table-cell table:style-name="ce28"/>
              <table:table-cell table:style-name="ce34" office:value-type="string">
                <text:p>Metric Name</text:p>
              </table:table-cell>
              <table:table-cell table:style-name="ce51" office:value-type="string">
                <text:p>Raw Score</text:p>
              </table:table-cell>
              <table:table-cell table:style-name="ce61" office:value-type="string">
                <text:p>Weight</text:p>
              </table:table-cell>
              <table:table-cell table:style-name="ce64" office:value-type="string">
                <text:p>Unweighted Score</text:p>
              </table:table-cell>
              <table:table-cell table:style-name="ce68" office:value-type="string">
                <text:p>Weighted Score</text:p>
              </table:table-cell>
              <table:table-cell table:style-name="ce28"/>
              <table:table-cell table:number-columns-repeated="1017"/>
            </table:table-row>
            <table:table-row table:style-name="ro9" table:visibility="collapse">
              <table:table-cell table:style-name="ce28"/>
              <table:table-cell table:style-name="ce35" office:value-type="string">
                <text:p>Performance Testing and Benchmark Reports available</text:p>
              </table:table-cell>
              <table:table-cell table:style-name="ce52" office:value-type="string">
                <text:p>Yes</text:p>
              </table:table-cell>
              <table:table-cell table:style-name="ce62" office:value-type="percentage" office:value="0.5">
                <text:p>50.00%</text:p>
              </table:table-cell>
              <table:table-cell table:style-name="ce65" office:value-type="float" office:value="3">
                <text:p>3</text:p>
              </table:table-cell>
              <table:table-cell table:style-name="ce69" table:formula="of:=[.D68]*[.E68]" office:value-type="float" office:value="1.5">
                <text:p>1.5</text:p>
              </table:table-cell>
              <table:table-cell table:style-name="ce28"/>
              <table:table-cell table:number-columns-repeated="1017"/>
            </table:table-row>
            <table:table-row-group>
              <table:table-row table:style-name="ro9" table:visibility="collapse">
                <table:table-cell table:style-name="ce28"/>
                <table:table-cell table:style-name="ce35"/>
                <table:table-cell table:style-name="ce29"/>
                <table:table-cell table:style-name="ce35"/>
                <table:table-cell table:style-name="ce29"/>
                <table:table-cell table:style-name="ce70"/>
                <table:table-cell table:style-name="ce28"/>
                <table:table-cell table:number-columns-repeated="1017"/>
              </table:table-row>
              <table:table-row table:style-name="ro9" table:visibility="collapse">
                <table:table-cell table:style-name="ce28"/>
                <table:table-cell table:style-name="ce36" office:value-type="string" table:number-columns-spanned="4" table:number-rows-spanned="1">
                  <text:p>Test Description</text:p>
                </table:table-cell>
                <table:covered-table-cell table:style-name="ce53"/>
                <table:covered-table-cell table:style-name="ce36"/>
                <table:covered-table-cell table:style-name="ce53"/>
                <table:table-cell/>
                <table:table-cell table:style-name="ce28"/>
                <table:table-cell table:number-columns-repeated="1017"/>
              </table:table-row>
              <table:table-row table:style-name="ro18" table:visibility="collapse">
                <table:table-cell table:style-name="ce28"/>
                <table:table-cell table:style-name="ce37" office:value-type="string" table:number-columns-spanned="4" table:number-rows-spanned="1">
                  <text:p>This measures if there was any performance testing done and benchmarks published — typically in comparison to other equivalent solutions.</text:p>
                </table:table-cell>
                <table:covered-table-cell table:style-name="ce54"/>
                <table:covered-table-cell table:style-name="ce37"/>
                <table:covered-table-cell table:style-name="ce54"/>
                <table:table-cell table:style-name="ce72"/>
                <table:table-cell table:style-name="ce28"/>
                <table:table-cell table:number-columns-repeated="1017"/>
              </table:table-row>
              <table:table-row table:style-name="ro9" table:visibility="collapse">
                <table:table-cell table:style-name="ce28"/>
                <table:table-cell table:style-name="ce38" table:number-columns-spanned="4" table:number-rows-spanned="1"/>
                <table:covered-table-cell table:number-columns-repeated="3"/>
                <table:table-cell table:style-name="ce73"/>
                <table:table-cell table:style-name="ce28"/>
                <table:table-cell table:number-columns-repeated="1017"/>
              </table:table-row>
              <table:table-row table:style-name="ro9" table:visibility="collapse">
                <table:table-cell table:style-name="ce28"/>
                <table:table-cell table:style-name="ce36" office:value-type="string" table:number-columns-spanned="3" table:number-rows-spanned="1">
                  <text:p>Test Score Specification</text:p>
                </table:table-cell>
                <table:covered-table-cell table:style-name="ce53"/>
                <table:covered-table-cell table:style-name="ce36"/>
                <table:table-cell table:style-name="ce57" office:value-type="string">
                  <text:p>Score</text:p>
                </table:table-cell>
                <table:table-cell/>
                <table:table-cell table:style-name="ce28"/>
                <table:table-cell table:number-columns-repeated="1017"/>
              </table:table-row>
              <table:table-row table:style-name="ro9" table:visibility="collapse">
                <table:table-cell table:style-name="ce28"/>
                <table:table-cell table:style-name="ce39" office:value-type="string" table:number-columns-spanned="3" table:number-rows-spanned="1">
                  <text:p>Yes, with good results</text:p>
                </table:table-cell>
                <table:covered-table-cell table:style-name="ce55"/>
                <table:covered-table-cell table:style-name="ce39"/>
                <table:table-cell table:style-name="ce58" office:value-type="float" office:value="5">
                  <text:p>5</text:p>
                </table:table-cell>
                <table:table-cell table:style-name="ce73"/>
                <table:table-cell table:style-name="ce28"/>
                <table:table-cell table:number-columns-repeated="1017"/>
              </table:table-row>
              <table:table-row table:style-name="ro9" table:visibility="collapse">
                <table:table-cell table:style-name="ce28"/>
                <table:table-cell table:style-name="ce39" office:value-type="string" table:number-columns-spanned="3" table:number-rows-spanned="1">
                  <text:p>Yes</text:p>
                </table:table-cell>
                <table:covered-table-cell table:style-name="ce55"/>
                <table:covered-table-cell table:style-name="ce39"/>
                <table:table-cell table:style-name="ce58" office:value-type="float" office:value="3">
                  <text:p>3</text:p>
                </table:table-cell>
                <table:table-cell table:style-name="ce73"/>
                <table:table-cell table:style-name="ce28"/>
                <table:table-cell table:number-columns-repeated="1017"/>
              </table:table-row>
              <table:table-row table:style-name="ro9" table:visibility="collapse">
                <table:table-cell table:style-name="ce28"/>
                <table:table-cell table:style-name="ce40" office:value-type="string" table:number-columns-spanned="3" table:number-rows-spanned="1">
                  <text:p>No</text:p>
                </table:table-cell>
                <table:covered-table-cell table:style-name="ce56"/>
                <table:covered-table-cell table:style-name="ce40"/>
                <table:table-cell table:style-name="ce58" office:value-type="float" office:value="1">
                  <text:p>1</text:p>
                </table:table-cell>
                <table:table-cell table:style-name="ce73"/>
                <table:table-cell table:style-name="ce28"/>
                <table:table-cell table:number-columns-repeated="1017"/>
              </table:table-row>
            </table:table-row-group>
            <table:table-row table:style-name="ro9" table:visibility="collapse">
              <table:table-cell table:style-name="ce29"/>
              <table:table-cell table:style-name="ce41" table:number-columns-spanned="4" table:number-rows-spanned="1"/>
              <table:covered-table-cell table:number-columns-repeated="3" table:style-name="ce29"/>
              <table:table-cell table:style-name="ce70"/>
              <table:table-cell table:style-name="ce28"/>
              <table:table-cell table:number-columns-repeated="1017"/>
            </table:table-row>
            <table:table-row table:style-name="ro17" table:visibility="collapse">
              <table:table-cell table:style-name="ce28"/>
              <table:table-cell table:style-name="ce34" office:value-type="string">
                <text:p>Metric Name</text:p>
              </table:table-cell>
              <table:table-cell table:style-name="ce51" office:value-type="string">
                <text:p>Raw Score</text:p>
              </table:table-cell>
              <table:table-cell table:style-name="ce61" office:value-type="string">
                <text:p>Weight</text:p>
              </table:table-cell>
              <table:table-cell table:style-name="ce64" office:value-type="string">
                <text:p>Unweighted Score</text:p>
              </table:table-cell>
              <table:table-cell table:style-name="ce68" office:value-type="string">
                <text:p>Weighted Score</text:p>
              </table:table-cell>
              <table:table-cell table:style-name="ce28"/>
              <table:table-cell table:number-columns-repeated="1017"/>
            </table:table-row>
            <table:table-row table:style-name="ro9" table:visibility="collapse">
              <table:table-cell table:style-name="ce28"/>
              <table:table-cell table:style-name="ce35" office:value-type="string">
                <text:p>Performance Tuning &amp; Configuration</text:p>
              </table:table-cell>
              <table:table-cell table:style-name="ce52"/>
              <table:table-cell table:style-name="ce62" office:value-type="percentage" office:value="0.5">
                <text:p>50.00%</text:p>
              </table:table-cell>
              <table:table-cell table:style-name="ce65" office:value-type="float" office:value="3">
                <text:p>3</text:p>
              </table:table-cell>
              <table:table-cell table:style-name="ce69" table:formula="of:=[.D79]*[.E79]" office:value-type="float" office:value="1.5">
                <text:p>1.5</text:p>
              </table:table-cell>
              <table:table-cell table:style-name="ce28"/>
              <table:table-cell table:number-columns-repeated="1017"/>
            </table:table-row>
            <table:table-row-group>
              <table:table-row table:style-name="ro9" table:visibility="collapse">
                <table:table-cell table:style-name="ce28"/>
                <table:table-cell table:style-name="ce43" table:number-columns-spanned="5" table:number-rows-spanned="1"/>
                <table:covered-table-cell table:style-name="ce28"/>
                <table:covered-table-cell table:style-name="ce63"/>
                <table:covered-table-cell table:style-name="ce28"/>
                <table:covered-table-cell table:style-name="ce69"/>
                <table:table-cell table:style-name="ce28"/>
                <table:table-cell table:number-columns-repeated="1017"/>
              </table:table-row>
              <table:table-row table:style-name="ro9" table:visibility="collapse">
                <table:table-cell table:style-name="ce28"/>
                <table:table-cell table:style-name="ce44" office:value-type="string" table:number-columns-spanned="4" table:number-rows-spanned="1">
                  <text:p>Test Description</text:p>
                </table:table-cell>
                <table:covered-table-cell table:style-name="ce57"/>
                <table:covered-table-cell table:style-name="ce44"/>
                <table:covered-table-cell table:style-name="ce57"/>
                <table:table-cell/>
                <table:table-cell table:style-name="ce28"/>
                <table:table-cell table:number-columns-repeated="1017"/>
              </table:table-row>
              <table:table-row table:style-name="ro19" table:visibility="collapse">
                <table:table-cell table:style-name="ce28"/>
                <table:table-cell table:style-name="ce37" office:value-type="string" table:number-columns-spanned="4" table:number-rows-spanned="1">
                  <text:p>This measures if there is any documentation or tool to help fine-tune the component for performance. <text:s/>(Information about CPU, Disk, Network).</text:p>
                </table:table-cell>
                <table:covered-table-cell table:style-name="ce54"/>
                <table:covered-table-cell table:style-name="ce37"/>
                <table:covered-table-cell table:style-name="ce54"/>
                <table:table-cell table:style-name="ce72"/>
                <table:table-cell table:style-name="ce28"/>
                <table:table-cell table:number-columns-repeated="1017"/>
              </table:table-row>
              <table:table-row table:style-name="ro9" table:visibility="collapse">
                <table:table-cell table:style-name="ce28"/>
                <table:table-cell table:style-name="ce45" table:number-columns-spanned="4" table:number-rows-spanned="1"/>
                <table:covered-table-cell table:number-columns-repeated="3" table:style-name="ce58"/>
                <table:table-cell table:style-name="ce73"/>
                <table:table-cell table:style-name="ce28"/>
                <table:table-cell table:number-columns-repeated="1017"/>
              </table:table-row>
              <table:table-row table:style-name="ro9" table:visibility="collapse">
                <table:table-cell table:style-name="ce28"/>
                <table:table-cell table:style-name="ce36" office:value-type="string" table:number-columns-spanned="3" table:number-rows-spanned="1">
                  <text:p>Test Score Specification</text:p>
                </table:table-cell>
                <table:covered-table-cell table:style-name="ce53"/>
                <table:covered-table-cell table:style-name="ce36"/>
                <table:table-cell table:style-name="ce57" office:value-type="string">
                  <text:p>Score</text:p>
                </table:table-cell>
                <table:table-cell/>
                <table:table-cell table:style-name="ce28"/>
                <table:table-cell table:number-columns-repeated="1017"/>
              </table:table-row>
              <table:table-row table:style-name="ro9" table:visibility="collapse">
                <table:table-cell/>
                <table:table-cell table:style-name="ce46" office:value-type="string" table:number-columns-spanned="3" table:number-rows-spanned="1">
                  <text:p>Yes, Extensive</text:p>
                </table:table-cell>
                <table:covered-table-cell table:style-name="ce59"/>
                <table:covered-table-cell table:style-name="ce46"/>
                <table:table-cell table:style-name="ce66" office:value-type="float" office:value="5">
                  <text:p>5</text:p>
                </table:table-cell>
                <table:table-cell table:style-name="ce74"/>
                <table:table-cell table:number-columns-repeated="1018"/>
              </table:table-row>
              <table:table-row table:style-name="ro9" table:visibility="collapse">
                <table:table-cell/>
                <table:table-cell table:style-name="ce46" office:value-type="string" table:number-columns-spanned="3" table:number-rows-spanned="1">
                  <text:p>Yes, Some</text:p>
                </table:table-cell>
                <table:covered-table-cell table:style-name="ce59"/>
                <table:covered-table-cell table:style-name="ce46"/>
                <table:table-cell table:style-name="ce66" office:value-type="float" office:value="3">
                  <text:p>3</text:p>
                </table:table-cell>
                <table:table-cell table:style-name="ce74"/>
                <table:table-cell table:number-columns-repeated="1018"/>
              </table:table-row>
              <table:table-row table:style-name="ro9" table:visibility="collapse">
                <table:table-cell/>
                <table:table-cell table:style-name="ce46" office:value-type="string" table:number-columns-spanned="3" table:number-rows-spanned="1">
                  <text:p>No</text:p>
                </table:table-cell>
                <table:covered-table-cell table:style-name="ce59"/>
                <table:covered-table-cell table:style-name="ce46"/>
                <table:table-cell table:style-name="ce66" office:value-type="float" office:value="1">
                  <text:p>1</text:p>
                </table:table-cell>
                <table:table-cell table:style-name="ce74"/>
                <table:table-cell table:number-columns-repeated="1018"/>
              </table:table-row>
            </table:table-row-group>
            <table:table-row table:style-name="ro9" table:visibility="collapse">
              <table:table-cell table:number-columns-repeated="1024"/>
            </table:table-row>
          </table:table-row-group>
        </table:table-row-group>
        <table:table-row table:style-name="ro12">
          <table:table-cell table:number-columns-repeated="1024"/>
        </table:table-row>
        <table:table-row-group>
          <table:table-row table:style-name="ro16">
            <table:table-cell table:style-name="ce26" office:value-type="string">
              <text:p>Rank</text:p>
            </table:table-cell>
            <table:table-cell table:style-name="ce32" office:value-type="string" table:number-columns-spanned="3" table:number-rows-spanned="1">
              <text:p>Category Title</text:p>
            </table:table-cell>
            <table:covered-table-cell table:style-name="ce49"/>
            <table:covered-table-cell table:style-name="ce32"/>
            <table:table-cell table:style-name="ce26" office:value-type="string">
              <text:p>Weight</text:p>
            </table:table-cell>
            <table:table-cell table:style-name="ce67" office:value-type="string">
              <text:p>Unweighted Rating</text:p>
            </table:table-cell>
            <table:table-cell table:style-name="ce75" office:value-type="string">
              <text:p>Weighted Rating</text:p>
            </table:table-cell>
            <table:table-cell table:number-columns-repeated="1017"/>
          </table:table-row>
          <table:table-row table:style-name="ro9">
            <table:table-cell table:style-name="ce27" office:value-type="float" office:value="3">
              <text:p>3</text:p>
            </table:table-cell>
            <table:table-cell table:style-name="ce33" office:value-type="string" table:number-columns-spanned="3" table:number-rows-spanned="1">
              <text:p>Support</text:p>
            </table:table-cell>
            <table:covered-table-cell table:style-name="ce50"/>
            <table:covered-table-cell table:style-name="ce33"/>
            <table:table-cell table:style-name="ce60" table:formula="of:=[$'Category Ranking'.D14]" office:value-type="percentage" office:value="0.2">
              <text:p>20.00%</text:p>
            </table:table-cell>
            <table:table-cell table:style-name="ce27" table:formula="of:=SUM([.F94:.F103])" office:value-type="float" office:value="3">
              <text:p>3</text:p>
            </table:table-cell>
            <table:table-cell table:style-name="ce27" table:formula="of:=[.F91]*[.E91]" office:value-type="float" office:value="0.6">
              <text:p>0.6</text:p>
            </table:table-cell>
            <table:table-cell table:number-columns-repeated="1017"/>
          </table:table-row>
          <table:table-row-group table:display="false">
            <table:table-row table:style-name="ro9" table:visibility="collapse">
              <table:table-cell table:style-name="ce29"/>
              <table:table-cell table:style-name="ce41" table:number-columns-spanned="5" table:number-rows-spanned="1"/>
              <table:covered-table-cell table:number-columns-repeated="3" table:style-name="ce29"/>
              <table:covered-table-cell table:style-name="ce70"/>
              <table:table-cell table:style-name="ce28"/>
              <table:table-cell table:number-columns-repeated="1017"/>
            </table:table-row>
            <table:table-row table:style-name="ro17" table:visibility="collapse">
              <table:table-cell table:style-name="ce28"/>
              <table:table-cell table:style-name="ce34" office:value-type="string">
                <text:p>Metric Name</text:p>
              </table:table-cell>
              <table:table-cell table:style-name="ce51" office:value-type="string">
                <text:p>Raw Score</text:p>
              </table:table-cell>
              <table:table-cell table:style-name="ce61" office:value-type="string">
                <text:p>Weight</text:p>
              </table:table-cell>
              <table:table-cell table:style-name="ce64" office:value-type="string">
                <text:p>Unweighted Score</text:p>
              </table:table-cell>
              <table:table-cell table:style-name="ce68" office:value-type="string">
                <text:p>Weighted Score</text:p>
              </table:table-cell>
              <table:table-cell table:style-name="ce28"/>
              <table:table-cell table:number-columns-repeated="1017"/>
            </table:table-row>
            <table:table-row table:style-name="ro12" table:visibility="collapse">
              <table:table-cell table:style-name="ce28"/>
              <table:table-cell table:style-name="ce35" office:value-type="string">
                <text:p>Company Support</text:p>
              </table:table-cell>
              <table:table-cell table:style-name="ce52" office:value-type="string">
                <text:p>one</text:p>
              </table:table-cell>
              <table:table-cell table:style-name="ce62" office:value-type="percentage" office:value="1">
                <text:p>100.00%</text:p>
              </table:table-cell>
              <table:table-cell table:style-name="ce65" office:value-type="float" office:value="3">
                <text:p>3</text:p>
              </table:table-cell>
              <table:table-cell table:style-name="ce69" table:formula="of:=[.D94]*[.E94]" office:value-type="float" office:value="3">
                <text:p>3</text:p>
              </table:table-cell>
              <table:table-cell table:style-name="ce28"/>
              <table:table-cell table:style-name="ce82" table:number-columns-spanned="7" table:number-rows-spanned="1"/>
              <table:covered-table-cell table:number-columns-repeated="6"/>
              <table:table-cell table:number-columns-repeated="1010"/>
            </table:table-row>
            <table:table-row-group>
              <table:table-row table:style-name="ro9" table:visibility="collapse">
                <table:table-cell table:style-name="ce28"/>
                <table:table-cell table:style-name="ce35"/>
                <table:table-cell table:style-name="ce29"/>
                <table:table-cell table:style-name="ce35"/>
                <table:table-cell table:style-name="ce29"/>
                <table:table-cell table:style-name="ce70"/>
                <table:table-cell table:style-name="ce28"/>
                <table:table-cell table:style-name="ce83"/>
                <table:table-cell table:number-columns-repeated="1016"/>
              </table:table-row>
              <table:table-row table:style-name="ro9" table:visibility="collapse">
                <table:table-cell table:style-name="ce28"/>
                <table:table-cell table:style-name="ce36" office:value-type="string" table:number-columns-spanned="4" table:number-rows-spanned="1">
                  <text:p>Test Description</text:p>
                </table:table-cell>
                <table:covered-table-cell table:style-name="ce53"/>
                <table:covered-table-cell table:style-name="ce36"/>
                <table:covered-table-cell table:style-name="ce53"/>
                <table:table-cell/>
                <table:table-cell table:style-name="ce28"/>
                <table:table-cell table:number-columns-repeated="1017"/>
              </table:table-row>
              <table:table-row table:style-name="ro9" table:visibility="collapse">
                <table:table-cell table:style-name="ce28"/>
                <table:table-cell table:style-name="ce37" office:value-type="string" table:number-columns-spanned="4" table:number-rows-spanned="1">
                  <text:p>The amount of companies providing support</text:p>
                </table:table-cell>
                <table:covered-table-cell table:style-name="ce54"/>
                <table:covered-table-cell table:style-name="ce37"/>
                <table:covered-table-cell table:style-name="ce54"/>
                <table:table-cell table:style-name="ce72"/>
                <table:table-cell table:style-name="ce28"/>
                <table:table-cell table:number-columns-repeated="1017"/>
              </table:table-row>
              <table:table-row table:style-name="ro9" table:visibility="collapse">
                <table:table-cell table:style-name="ce28"/>
                <table:table-cell table:style-name="ce38" table:number-columns-spanned="4" table:number-rows-spanned="1"/>
                <table:covered-table-cell table:number-columns-repeated="3"/>
                <table:table-cell table:style-name="ce73"/>
                <table:table-cell table:style-name="ce28"/>
                <table:table-cell table:number-columns-repeated="1017"/>
              </table:table-row>
              <table:table-row table:style-name="ro9" table:visibility="collapse">
                <table:table-cell table:style-name="ce28"/>
                <table:table-cell table:style-name="ce36" office:value-type="string" table:number-columns-spanned="3" table:number-rows-spanned="1">
                  <text:p>Test Score Specification</text:p>
                </table:table-cell>
                <table:covered-table-cell table:style-name="ce53"/>
                <table:covered-table-cell table:style-name="ce36"/>
                <table:table-cell table:style-name="ce57" office:value-type="string">
                  <text:p>Score</text:p>
                </table:table-cell>
                <table:table-cell/>
                <table:table-cell table:style-name="ce28"/>
                <table:table-cell table:number-columns-repeated="1017"/>
              </table:table-row>
              <table:table-row table:style-name="ro9" table:visibility="collapse">
                <table:table-cell table:style-name="ce28"/>
                <table:table-cell table:style-name="ce39" office:value-type="string" table:number-columns-spanned="3" table:number-rows-spanned="1">
                  <text:p>More than one company providing support</text:p>
                </table:table-cell>
                <table:covered-table-cell table:style-name="ce55"/>
                <table:covered-table-cell table:style-name="ce39"/>
                <table:table-cell table:style-name="ce58" office:value-type="float" office:value="5">
                  <text:p>5</text:p>
                </table:table-cell>
                <table:table-cell table:style-name="ce73"/>
                <table:table-cell table:style-name="ce28"/>
                <table:table-cell table:number-columns-repeated="1017"/>
              </table:table-row>
              <table:table-row table:style-name="ro9" table:visibility="collapse">
                <table:table-cell table:style-name="ce28"/>
                <table:table-cell table:style-name="ce47" office:value-type="string" table:number-columns-spanned="3" table:number-rows-spanned="1">
                  <text:p>Just one company providing support</text:p>
                </table:table-cell>
                <table:covered-table-cell table:style-name="ce55"/>
                <table:covered-table-cell table:style-name="ce39"/>
                <table:table-cell table:style-name="ce58" office:value-type="float" office:value="3">
                  <text:p>3</text:p>
                </table:table-cell>
                <table:table-cell table:style-name="ce73"/>
                <table:table-cell table:style-name="ce28"/>
                <table:table-cell table:number-columns-repeated="1017"/>
              </table:table-row>
              <table:table-row table:style-name="ro9" table:visibility="collapse">
                <table:table-cell table:style-name="ce28"/>
                <table:table-cell table:style-name="ce40" office:value-type="string" table:number-columns-spanned="3" table:number-rows-spanned="1">
                  <text:p>No companies provide support</text:p>
                </table:table-cell>
                <table:covered-table-cell table:style-name="ce56"/>
                <table:covered-table-cell table:style-name="ce40"/>
                <table:table-cell table:style-name="ce58" office:value-type="float" office:value="1">
                  <text:p>1</text:p>
                </table:table-cell>
                <table:table-cell table:style-name="ce73"/>
                <table:table-cell table:style-name="ce28"/>
                <table:table-cell table:number-columns-repeated="1017"/>
              </table:table-row>
            </table:table-row-group>
            <table:table-row table:style-name="ro9" table:visibility="collapse">
              <table:table-cell table:style-name="ce29"/>
              <table:table-cell table:style-name="ce41" table:number-columns-spanned="4" table:number-rows-spanned="1"/>
              <table:covered-table-cell table:number-columns-repeated="3" table:style-name="ce29"/>
              <table:table-cell table:style-name="ce70"/>
              <table:table-cell table:style-name="ce28"/>
              <table:table-cell table:number-columns-repeated="1017"/>
            </table:table-row>
          </table:table-row-group>
        </table:table-row-group>
        <table:table-row table:style-name="ro12">
          <table:table-cell table:number-columns-repeated="1024"/>
        </table:table-row>
        <table:table-row-group>
          <table:table-row table:style-name="ro16">
            <table:table-cell table:style-name="ce26" office:value-type="string">
              <text:p>Rank</text:p>
            </table:table-cell>
            <table:table-cell table:style-name="ce32" office:value-type="string" table:number-columns-spanned="3" table:number-rows-spanned="1">
              <text:p>Category Title</text:p>
            </table:table-cell>
            <table:covered-table-cell table:style-name="ce49"/>
            <table:covered-table-cell table:style-name="ce32"/>
            <table:table-cell table:style-name="ce26" office:value-type="string">
              <text:p>Weight</text:p>
            </table:table-cell>
            <table:table-cell table:style-name="ce67" office:value-type="string">
              <text:p>Unweighted Rating</text:p>
            </table:table-cell>
            <table:table-cell table:style-name="ce75" office:value-type="string">
              <text:p>Weighted Rating</text:p>
            </table:table-cell>
            <table:table-cell table:number-columns-repeated="1017"/>
          </table:table-row>
          <table:table-row table:style-name="ro9">
            <table:table-cell table:style-name="ce27" office:value-type="float" office:value="4">
              <text:p>4</text:p>
            </table:table-cell>
            <table:table-cell table:style-name="ce33" office:value-type="string" table:number-columns-spanned="3" table:number-rows-spanned="1">
              <text:p>Documentation</text:p>
            </table:table-cell>
            <table:covered-table-cell table:style-name="ce50"/>
            <table:covered-table-cell table:style-name="ce33"/>
            <table:table-cell table:style-name="ce60" table:formula="of:=[$'Category Ranking'.D15]" office:value-type="percentage" office:value="0.25">
              <text:p>25.00%</text:p>
            </table:table-cell>
            <table:table-cell table:style-name="ce27" table:formula="of:=SUM([.F109:.F133])" office:value-type="float" office:value="4.5">
              <text:p>4.5</text:p>
            </table:table-cell>
            <table:table-cell table:style-name="ce27" table:formula="of:=[.F106]*[.E106]" office:value-type="float" office:value="1.125">
              <text:p>1.13</text:p>
            </table:table-cell>
            <table:table-cell table:number-columns-repeated="1017"/>
          </table:table-row>
          <table:table-row-group table:display="false">
            <table:table-row table:style-name="ro9" table:visibility="collapse">
              <table:table-cell table:style-name="ce29"/>
              <table:table-cell table:style-name="ce41" table:number-columns-spanned="5" table:number-rows-spanned="1"/>
              <table:covered-table-cell table:number-columns-repeated="3" table:style-name="ce29"/>
              <table:covered-table-cell table:style-name="ce70"/>
              <table:table-cell table:style-name="ce28"/>
              <table:table-cell table:number-columns-repeated="1017"/>
            </table:table-row>
            <table:table-row table:style-name="ro14" table:visibility="collapse">
              <table:table-cell table:style-name="ce28"/>
              <table:table-cell table:style-name="ce34" office:value-type="string">
                <text:p>Metric Name</text:p>
              </table:table-cell>
              <table:table-cell table:style-name="ce51" office:value-type="string">
                <text:p>Raw Score</text:p>
              </table:table-cell>
              <table:table-cell table:style-name="ce61" office:value-type="string">
                <text:p>Weight</text:p>
              </table:table-cell>
              <table:table-cell table:style-name="ce64" office:value-type="string">
                <text:p>Unweighted Score</text:p>
              </table:table-cell>
              <table:table-cell table:style-name="ce68" office:value-type="string">
                <text:p>Weighted Score</text:p>
              </table:table-cell>
              <table:table-cell table:style-name="ce28"/>
              <table:table-cell table:style-name="ce84" office:value-type="string">
                <text:p>mysql&gt; select max(scmlog.date) from <text:s/>scmlog , file_types , files , actions <text:s/>where scmlog.id=actions.commit_id and file_types.file_id=actions.file_id and file_types.type='documentation' and files.file_name like '%.txt' order by scmlog.date;</text:p>
              </table:table-cell>
              <table:table-cell table:number-columns-repeated="1016"/>
            </table:table-row>
            <table:table-row table:style-name="ro9" table:visibility="collapse">
              <table:table-cell table:style-name="ce28"/>
              <table:table-cell table:style-name="ce35" office:value-type="string">
                <text:p>Documentation Update</text:p>
              </table:table-cell>
              <table:table-cell table:style-name="ce52" office:value-type="string">
                <text:p>Yes</text:p>
              </table:table-cell>
              <table:table-cell table:style-name="ce62" office:value-type="percentage" office:value="0.5">
                <text:p>50.00%</text:p>
              </table:table-cell>
              <table:table-cell table:style-name="ce65" office:value-type="float" office:value="4">
                <text:p>4</text:p>
              </table:table-cell>
              <table:table-cell table:style-name="ce69" table:formula="of:=[.D109]*[.E109]" office:value-type="float" office:value="2">
                <text:p>2</text:p>
              </table:table-cell>
              <table:table-cell table:style-name="ce28"/>
              <table:table-cell office:value-type="string">
                <text:p>| 2013-12-08 21:05:06 | last update </text:p>
              </table:table-cell>
              <table:table-cell table:number-columns-repeated="1016"/>
            </table:table-row>
            <table:table-row-group>
              <table:table-row table:style-name="ro9" table:visibility="collapse">
                <table:table-cell table:style-name="ce28"/>
                <table:table-cell table:style-name="ce35"/>
                <table:table-cell table:style-name="ce29"/>
                <table:table-cell table:style-name="ce35"/>
                <table:table-cell table:style-name="ce29"/>
                <table:table-cell table:style-name="ce70"/>
                <table:table-cell table:style-name="ce28"/>
                <table:table-cell table:number-columns-repeated="1017"/>
              </table:table-row>
              <table:table-row table:style-name="ro9" table:visibility="collapse">
                <table:table-cell table:style-name="ce28"/>
                <table:table-cell table:style-name="ce36" office:value-type="string" table:number-columns-spanned="4" table:number-rows-spanned="1">
                  <text:p>Metric Description</text:p>
                </table:table-cell>
                <table:covered-table-cell table:style-name="ce53"/>
                <table:covered-table-cell table:style-name="ce36"/>
                <table:covered-table-cell table:style-name="ce53"/>
                <table:table-cell/>
                <table:table-cell table:style-name="ce28"/>
                <table:table-cell table:number-columns-repeated="1017"/>
              </table:table-row>
              <table:table-row table:style-name="ro9" table:visibility="collapse">
                <table:table-cell table:style-name="ce28"/>
                <table:table-cell table:style-name="ce37" office:value-type="string" table:number-columns-spanned="4" table:number-rows-spanned="1">
                  <text:p>When was the last time that documentation was updated?</text:p>
                </table:table-cell>
                <table:covered-table-cell table:style-name="ce54"/>
                <table:covered-table-cell table:style-name="ce37"/>
                <table:covered-table-cell table:style-name="ce54"/>
                <table:table-cell table:style-name="ce72"/>
                <table:table-cell table:style-name="ce28"/>
                <table:table-cell table:number-columns-repeated="1017"/>
              </table:table-row>
              <table:table-row table:style-name="ro9" table:visibility="collapse">
                <table:table-cell table:style-name="ce28"/>
                <table:table-cell table:style-name="ce38" table:number-columns-spanned="4" table:number-rows-spanned="1"/>
                <table:covered-table-cell table:number-columns-repeated="3"/>
                <table:table-cell table:style-name="ce73"/>
                <table:table-cell table:style-name="ce28"/>
                <table:table-cell table:number-columns-repeated="1017"/>
              </table:table-row>
              <table:table-row table:style-name="ro9" table:visibility="collapse">
                <table:table-cell table:style-name="ce28"/>
                <table:table-cell table:style-name="ce36" office:value-type="string" table:number-columns-spanned="3" table:number-rows-spanned="1">
                  <text:p>Metric Score Specification</text:p>
                </table:table-cell>
                <table:covered-table-cell table:style-name="ce53"/>
                <table:covered-table-cell table:style-name="ce36"/>
                <table:table-cell table:style-name="ce57" office:value-type="string">
                  <text:p>Score</text:p>
                </table:table-cell>
                <table:table-cell/>
                <table:table-cell table:style-name="ce28"/>
                <table:table-cell table:number-columns-repeated="1017"/>
              </table:table-row>
              <table:table-row table:style-name="ro20" table:visibility="collapse">
                <table:table-cell table:style-name="ce28"/>
                <table:table-cell table:style-name="ce39" office:value-type="string" table:number-columns-spanned="3" table:number-rows-spanned="1">
                  <text:p>Documentation was updated last week</text:p>
                </table:table-cell>
                <table:covered-table-cell table:style-name="ce55"/>
                <table:covered-table-cell table:style-name="ce39"/>
                <table:table-cell table:style-name="ce58" office:value-type="float" office:value="5">
                  <text:p>5</text:p>
                </table:table-cell>
                <table:table-cell table:style-name="ce73"/>
                <table:table-cell table:style-name="ce28"/>
                <table:table-cell table:number-columns-repeated="1017"/>
              </table:table-row>
              <table:table-row table:style-name="ro9" table:visibility="collapse">
                <table:table-cell table:style-name="ce28"/>
                <table:table-cell table:style-name="ce40" office:value-type="string" table:number-columns-spanned="3" table:number-rows-spanned="1">
                  <text:p>Documentation was updated last month</text:p>
                </table:table-cell>
                <table:covered-table-cell table:style-name="ce56"/>
                <table:covered-table-cell table:style-name="ce40"/>
                <table:table-cell table:style-name="ce58" office:value-type="float" office:value="4">
                  <text:p>4</text:p>
                </table:table-cell>
                <table:table-cell table:style-name="ce73"/>
                <table:table-cell table:style-name="ce28"/>
                <table:table-cell table:number-columns-repeated="1017"/>
              </table:table-row>
              <table:table-row table:style-name="ro9" table:visibility="collapse">
                <table:table-cell table:style-name="ce28"/>
                <table:table-cell table:style-name="ce39" office:value-type="string" table:number-columns-spanned="3" table:number-rows-spanned="1">
                  <text:p>Documentation was updated last three month</text:p>
                </table:table-cell>
                <table:covered-table-cell table:style-name="ce55"/>
                <table:covered-table-cell table:style-name="ce39"/>
                <table:table-cell table:style-name="ce58" office:value-type="float" office:value="3">
                  <text:p>3</text:p>
                </table:table-cell>
                <table:table-cell table:style-name="ce73"/>
                <table:table-cell table:style-name="ce28"/>
                <table:table-cell table:number-columns-repeated="1017"/>
              </table:table-row>
              <table:table-row table:style-name="ro9" table:visibility="collapse">
                <table:table-cell table:style-name="ce28"/>
                <table:table-cell table:style-name="ce39" office:value-type="string" table:number-columns-spanned="3" table:number-rows-spanned="1">
                  <text:p>Documentation was updated last year</text:p>
                </table:table-cell>
                <table:covered-table-cell table:style-name="ce55"/>
                <table:covered-table-cell table:style-name="ce39"/>
                <table:table-cell table:style-name="ce58" office:value-type="float" office:value="2">
                  <text:p>2</text:p>
                </table:table-cell>
                <table:table-cell table:style-name="ce73"/>
                <table:table-cell table:style-name="ce28"/>
                <table:table-cell table:number-columns-repeated="1017"/>
              </table:table-row>
              <table:table-row table:style-name="ro9" table:visibility="collapse">
                <table:table-cell table:style-name="ce28"/>
                <table:table-cell table:style-name="ce40" office:value-type="string" table:number-columns-spanned="3" table:number-rows-spanned="1">
                  <text:p>No documentation updated in one year</text:p>
                </table:table-cell>
                <table:covered-table-cell table:style-name="ce56"/>
                <table:covered-table-cell table:style-name="ce40"/>
                <table:table-cell table:style-name="ce58" office:value-type="float" office:value="1">
                  <text:p>1</text:p>
                </table:table-cell>
                <table:table-cell table:style-name="ce73"/>
                <table:table-cell table:style-name="ce28"/>
                <table:table-cell table:number-columns-repeated="1017"/>
              </table:table-row>
            </table:table-row-group>
            <table:table-row table:style-name="ro9" table:visibility="collapse">
              <table:table-cell table:style-name="ce29"/>
              <table:table-cell table:style-name="ce41" table:number-columns-spanned="4" table:number-rows-spanned="1"/>
              <table:covered-table-cell table:number-columns-repeated="3" table:style-name="ce29"/>
              <table:table-cell table:style-name="ce70"/>
              <table:table-cell table:style-name="ce28"/>
              <table:table-cell table:number-columns-repeated="1017"/>
            </table:table-row>
            <table:table-row table:style-name="ro14" table:visibility="collapse">
              <table:table-cell table:style-name="ce28"/>
              <table:table-cell table:style-name="ce34" office:value-type="string">
                <text:p>Metric Name</text:p>
              </table:table-cell>
              <table:table-cell table:style-name="ce51" office:value-type="string">
                <text:p>Raw Score</text:p>
              </table:table-cell>
              <table:table-cell table:style-name="ce61" office:value-type="string">
                <text:p>Weight</text:p>
              </table:table-cell>
              <table:table-cell table:style-name="ce64" office:value-type="string">
                <text:p>Unweighted Score</text:p>
              </table:table-cell>
              <table:table-cell table:style-name="ce68" office:value-type="string">
                <text:p>Weighted Score</text:p>
              </table:table-cell>
              <table:table-cell table:style-name="ce28"/>
              <table:table-cell office:value-type="string">
                <text:p>mysql&gt; select Count(DISTINCT(people.id)) from files , scmlog , file_types , people , actions <text:s/>where scmlog.committer_id=people .id <text:s/>and scmlog.id=actions.commit_id and <text:s/>file_types.file_id=actions.file_id and file_types .type='documentation' and files.file_name LIKE '%.txt' and year(scmlog.date)='2013';</text:p>
              </table:table-cell>
              <table:table-cell table:number-columns-repeated="1016"/>
            </table:table-row>
            <table:table-row table:style-name="ro9" table:visibility="collapse">
              <table:table-cell table:style-name="ce28"/>
              <table:table-cell table:style-name="ce35" office:value-type="string">
                <text:p>Number of contributors to documentation</text:p>
              </table:table-cell>
              <table:table-cell table:style-name="ce52"/>
              <table:table-cell table:style-name="ce62" office:value-type="percentage" office:value="0.5">
                <text:p>50.00%</text:p>
              </table:table-cell>
              <table:table-cell table:style-name="ce65" office:value-type="float" office:value="5">
                <text:p>5</text:p>
              </table:table-cell>
              <table:table-cell table:style-name="ce69" table:formula="of:=[.D122]*[.E122]" office:value-type="float" office:value="2.5">
                <text:p>2.5</text:p>
              </table:table-cell>
              <table:table-cell table:style-name="ce28"/>
              <table:table-cell table:style-name="ce81" office:value-type="string">
                <text:p>| <text:s text:c="27"/>34 |</text:p>
              </table:table-cell>
              <table:table-cell table:number-columns-repeated="1016"/>
            </table:table-row>
            <table:table-row-group>
              <table:table-row table:style-name="ro9" table:visibility="collapse">
                <table:table-cell table:style-name="ce28"/>
                <table:table-cell table:style-name="ce43" table:number-columns-spanned="5" table:number-rows-spanned="1"/>
                <table:covered-table-cell table:style-name="ce28"/>
                <table:covered-table-cell table:style-name="ce63"/>
                <table:covered-table-cell table:style-name="ce28"/>
                <table:covered-table-cell table:style-name="ce69"/>
                <table:table-cell table:style-name="ce28"/>
                <table:table-cell table:number-columns-repeated="1017"/>
              </table:table-row>
              <table:table-row table:style-name="ro9" table:visibility="collapse">
                <table:table-cell table:style-name="ce28"/>
                <table:table-cell table:style-name="ce44" office:value-type="string" table:number-columns-spanned="4" table:number-rows-spanned="1">
                  <text:p>Test Description</text:p>
                </table:table-cell>
                <table:covered-table-cell table:style-name="ce57"/>
                <table:covered-table-cell table:style-name="ce44"/>
                <table:covered-table-cell table:style-name="ce57"/>
                <table:table-cell/>
                <table:table-cell table:style-name="ce28"/>
                <table:table-cell table:number-columns-repeated="1017"/>
              </table:table-row>
              <table:table-row table:style-name="ro9" table:visibility="collapse">
                <table:table-cell table:style-name="ce28"/>
                <table:table-cell table:style-name="ce48" office:value-type="string" table:number-columns-spanned="4" table:number-rows-spanned="1">
                  <text:p>Amount of people who contributed to documentation on last year</text:p>
                </table:table-cell>
                <table:covered-table-cell table:style-name="ce54"/>
                <table:covered-table-cell table:style-name="ce48"/>
                <table:covered-table-cell table:style-name="ce54"/>
                <table:table-cell table:style-name="ce72"/>
                <table:table-cell table:style-name="ce28"/>
                <table:table-cell table:number-columns-repeated="1017"/>
              </table:table-row>
              <table:table-row table:style-name="ro9" table:visibility="collapse">
                <table:table-cell table:style-name="ce28"/>
                <table:table-cell table:style-name="ce45" table:number-columns-spanned="4" table:number-rows-spanned="1"/>
                <table:covered-table-cell table:number-columns-repeated="3" table:style-name="ce58"/>
                <table:table-cell table:style-name="ce73"/>
                <table:table-cell table:style-name="ce28"/>
                <table:table-cell/>
                <table:table-cell office:value-type="string">
                  <text:p>mysql&gt; select Count(DISTINCT(people.id)) from files , scmlog , file_types , people , actions <text:s/>where scmlog.committer_id=people .id <text:s/>and scmlog.id=actions.commit_id and <text:s/>file_types.file_id=actions.file_id and file_types .type='documentation' and files.file_name LIKE '%.txt' and year(scmlog.date)='2013';</text:p>
                </table:table-cell>
                <table:table-cell table:number-columns-repeated="1015"/>
              </table:table-row>
              <table:table-row table:style-name="ro9" table:visibility="collapse">
                <table:table-cell table:style-name="ce28"/>
                <table:table-cell table:style-name="ce36" office:value-type="string" table:number-columns-spanned="3" table:number-rows-spanned="1">
                  <text:p>Test Score Specification</text:p>
                </table:table-cell>
                <table:covered-table-cell table:style-name="ce53"/>
                <table:covered-table-cell table:style-name="ce36"/>
                <table:table-cell table:style-name="ce57" office:value-type="string">
                  <text:p>Score</text:p>
                </table:table-cell>
                <table:table-cell/>
                <table:table-cell table:style-name="ce28"/>
                <table:table-cell table:number-columns-repeated="1017"/>
              </table:table-row>
              <table:table-row table:style-name="ro9" table:visibility="collapse">
                <table:table-cell/>
                <table:table-cell table:style-name="ce46" office:value-type="string" table:number-columns-spanned="3" table:number-rows-spanned="1">
                  <text:p>10 or more people</text:p>
                </table:table-cell>
                <table:covered-table-cell table:style-name="ce59"/>
                <table:covered-table-cell table:style-name="ce46"/>
                <table:table-cell table:style-name="ce66" office:value-type="float" office:value="5">
                  <text:p>5</text:p>
                </table:table-cell>
                <table:table-cell table:style-name="ce74"/>
                <table:table-cell table:number-columns-repeated="1018"/>
              </table:table-row>
              <table:table-row table:style-name="ro9" table:visibility="collapse">
                <table:table-cell/>
                <table:table-cell table:style-name="ce46" office:value-type="string">
                  <text:p>5 to 10 people</text:p>
                </table:table-cell>
                <table:table-cell table:style-name="ce59"/>
                <table:table-cell table:style-name="ce46"/>
                <table:table-cell table:style-name="ce66" office:value-type="float" office:value="4">
                  <text:p>4</text:p>
                </table:table-cell>
                <table:table-cell table:style-name="ce74"/>
                <table:table-cell table:number-columns-repeated="1018"/>
              </table:table-row>
              <table:table-row table:style-name="ro9" table:visibility="collapse">
                <table:table-cell/>
                <table:table-cell table:style-name="ce46" office:value-type="string">
                  <text:p>2 to 5 people</text:p>
                </table:table-cell>
                <table:table-cell table:style-name="ce59"/>
                <table:table-cell table:style-name="ce46"/>
                <table:table-cell table:style-name="ce66" office:value-type="float" office:value="3">
                  <text:p>3</text:p>
                </table:table-cell>
                <table:table-cell table:style-name="ce74"/>
                <table:table-cell table:number-columns-repeated="1018"/>
              </table:table-row>
              <table:table-row table:style-name="ro9" table:visibility="collapse">
                <table:table-cell/>
                <table:table-cell table:style-name="ce46" office:value-type="string" table:number-columns-spanned="3" table:number-rows-spanned="1">
                  <text:p>1 people</text:p>
                </table:table-cell>
                <table:covered-table-cell table:style-name="ce59"/>
                <table:covered-table-cell table:style-name="ce46"/>
                <table:table-cell table:style-name="ce66" office:value-type="float" office:value="2">
                  <text:p>2</text:p>
                </table:table-cell>
                <table:table-cell table:style-name="ce74"/>
                <table:table-cell table:number-columns-repeated="1018"/>
              </table:table-row>
              <table:table-row table:style-name="ro9" table:visibility="collapse">
                <table:table-cell/>
                <table:table-cell table:style-name="ce46" office:value-type="string" table:number-columns-spanned="3" table:number-rows-spanned="1">
                  <text:p>0 people</text:p>
                </table:table-cell>
                <table:covered-table-cell table:style-name="ce59"/>
                <table:covered-table-cell table:style-name="ce46"/>
                <table:table-cell table:style-name="ce66" office:value-type="float" office:value="1">
                  <text:p>1</text:p>
                </table:table-cell>
                <table:table-cell table:style-name="ce74"/>
                <table:table-cell table:number-columns-repeated="1018"/>
              </table:table-row>
            </table:table-row-group>
            <table:table-row table:style-name="ro9" table:visibility="collapse">
              <table:table-cell table:number-columns-repeated="1024"/>
            </table:table-row>
          </table:table-row-group>
        </table:table-row-group>
        <table:table-row table:style-name="ro12">
          <table:table-cell table:number-columns-repeated="1024"/>
        </table:table-row>
        <table:table-row-group>
          <table:table-row table:style-name="ro16">
            <table:table-cell table:style-name="ce26" office:value-type="string">
              <text:p>Rank</text:p>
            </table:table-cell>
            <table:table-cell table:style-name="ce32" office:value-type="string" table:number-columns-spanned="3" table:number-rows-spanned="1">
              <text:p>Category Title</text:p>
            </table:table-cell>
            <table:covered-table-cell table:style-name="ce49"/>
            <table:covered-table-cell table:style-name="ce32"/>
            <table:table-cell table:style-name="ce26" office:value-type="string">
              <text:p>Weight</text:p>
            </table:table-cell>
            <table:table-cell table:style-name="ce67" office:value-type="string">
              <text:p>Unweighted Rating</text:p>
            </table:table-cell>
            <table:table-cell table:style-name="ce75" office:value-type="string">
              <text:p>Weighted Rating</text:p>
            </table:table-cell>
            <table:table-cell table:style-name="Default"/>
            <table:table-cell table:number-columns-repeated="1016"/>
          </table:table-row>
          <table:table-row table:style-name="ro8">
            <table:table-cell table:style-name="ce27" office:value-type="float" office:value="5">
              <text:p>5</text:p>
            </table:table-cell>
            <table:table-cell table:style-name="ce33" office:value-type="string" table:number-columns-spanned="3" table:number-rows-spanned="1">
              <text:p>Community</text:p>
            </table:table-cell>
            <table:covered-table-cell table:style-name="ce50"/>
            <table:covered-table-cell table:style-name="ce33"/>
            <table:table-cell table:style-name="ce60" table:formula="of:=[$'Category Ranking'.D16]" office:value-type="percentage" office:value="0.3">
              <text:p>30.00%</text:p>
            </table:table-cell>
            <table:table-cell table:style-name="ce27" table:formula="of:=SUM([.F139:.F165])" office:value-type="float" office:value="2.64">
              <text:p>2.64</text:p>
            </table:table-cell>
            <table:table-cell table:style-name="ce27" table:formula="of:=[.F136]*[.E136]" office:value-type="float" office:value="0.792">
              <text:p>0.79</text:p>
            </table:table-cell>
            <table:table-cell table:style-name="Default"/>
            <table:table-cell table:number-columns-repeated="1016"/>
          </table:table-row>
          <table:table-row-group table:display="false">
            <table:table-row table:style-name="ro9" table:visibility="collapse">
              <table:table-cell table:style-name="ce29"/>
              <table:table-cell table:style-name="ce41" table:number-columns-spanned="5" table:number-rows-spanned="1"/>
              <table:covered-table-cell table:number-columns-repeated="3" table:style-name="ce29"/>
              <table:covered-table-cell table:style-name="ce70"/>
              <table:table-cell table:style-name="ce28"/>
              <table:table-cell table:style-name="Default"/>
              <table:table-cell table:number-columns-repeated="1016"/>
            </table:table-row>
            <table:table-row table:style-name="ro17" table:visibility="collapse">
              <table:table-cell table:style-name="ce28"/>
              <table:table-cell table:style-name="ce34" office:value-type="string">
                <text:p>Metric Name</text:p>
              </table:table-cell>
              <table:table-cell table:style-name="ce51" office:value-type="string">
                <text:p>Raw Score</text:p>
              </table:table-cell>
              <table:table-cell table:style-name="ce61" office:value-type="string">
                <text:p>Weight</text:p>
              </table:table-cell>
              <table:table-cell table:style-name="ce64" office:value-type="string">
                <text:p>Unweighted Score</text:p>
              </table:table-cell>
              <table:table-cell table:style-name="ce68" office:value-type="string">
                <text:p>Weighted Score</text:p>
              </table:table-cell>
              <table:table-cell table:style-name="ce28"/>
              <table:table-cell table:style-name="ce85" office:value-type="string">
                <text:p>mysql&gt; <text:s/>select Count(DISTINCT(people.id)) <text:s/>from scmlog , people where <text:s/>scmlog.committer_id=people.id <text:s/>and year(scmlog.date)='2013' and month(scmlog.date)='11';</text:p>
                <text:p/>
              </table:table-cell>
              <table:table-cell table:number-columns-repeated="1016"/>
            </table:table-row>
            <table:table-row table:style-name="ro8" table:visibility="collapse">
              <table:table-cell table:style-name="ce28"/>
              <table:table-cell table:style-name="ce35" office:value-type="string">
                <text:p>Mean commits / developer last month</text:p>
              </table:table-cell>
              <table:table-cell table:style-name="ce52"/>
              <table:table-cell table:style-name="ce62" office:value-type="percentage" office:value="0.33">
                <text:p>33.00%</text:p>
              </table:table-cell>
              <table:table-cell table:style-name="ce65" office:value-type="float" office:value="4">
                <text:p>4</text:p>
              </table:table-cell>
              <table:table-cell table:style-name="ce69" table:formula="of:=[.D139]*[.E139]" office:value-type="float" office:value="1.32">
                <text:p>1.32</text:p>
              </table:table-cell>
              <table:table-cell table:style-name="ce28"/>
              <table:table-cell table:style-name="ce86" office:value-type="string">
                <text:p><text:s/><text:span text:style-name="T2">mysql&gt; select Count(scmlog.id) from scmlog , people <text:s/>where scmlog.committer_id=people.id and year(scmlog.date)='2013' and month(scmlog.date)='11';</text:span></text:p>
              </table:table-cell>
              <table:table-cell table:number-columns-repeated="1016"/>
            </table:table-row>
            <table:table-row-group table:display="false">
              <table:table-row table:style-name="ro9" table:visibility="collapse">
                <table:table-cell table:style-name="ce28"/>
                <table:table-cell table:style-name="ce35"/>
                <table:table-cell table:style-name="ce29"/>
                <table:table-cell table:style-name="ce35"/>
                <table:table-cell table:style-name="ce29"/>
                <table:table-cell table:style-name="ce70"/>
                <table:table-cell table:style-name="ce28"/>
                <table:table-cell table:style-name="ce81" office:value-type="string">
                  <text:p>Around 234/15 =15</text:p>
                </table:table-cell>
                <table:table-cell table:number-columns-repeated="1016"/>
              </table:table-row>
              <table:table-row table:style-name="ro8" table:visibility="collapse">
                <table:table-cell table:style-name="ce28"/>
                <table:table-cell table:style-name="ce36" office:value-type="string" table:number-columns-spanned="4" table:number-rows-spanned="1">
                  <text:p>Test Description</text:p>
                </table:table-cell>
                <table:covered-table-cell table:style-name="ce53"/>
                <table:covered-table-cell table:style-name="ce36"/>
                <table:covered-table-cell table:style-name="ce53"/>
                <table:table-cell/>
                <table:table-cell table:style-name="ce28"/>
                <table:table-cell table:number-columns-repeated="1017"/>
              </table:table-row>
              <table:table-row table:style-name="ro9" table:visibility="collapse">
                <table:table-cell table:style-name="ce28"/>
                <table:table-cell table:style-name="ce37" office:value-type="string" table:number-columns-spanned="4" table:number-rows-spanned="1">
                  <text:p>Which was the mean number of commits per developer last month?</text:p>
                </table:table-cell>
                <table:covered-table-cell table:style-name="ce54"/>
                <table:covered-table-cell table:style-name="ce37"/>
                <table:covered-table-cell table:style-name="ce54"/>
                <table:table-cell table:style-name="ce72"/>
                <table:table-cell table:style-name="ce28"/>
                <table:table-cell table:number-columns-repeated="1017"/>
              </table:table-row>
              <table:table-row table:style-name="ro9" table:visibility="collapse">
                <table:table-cell table:style-name="ce28"/>
                <table:table-cell table:style-name="ce38" table:number-columns-spanned="4" table:number-rows-spanned="1"/>
                <table:covered-table-cell table:number-columns-repeated="3"/>
                <table:table-cell table:style-name="ce73"/>
                <table:table-cell table:style-name="ce28"/>
                <table:table-cell table:number-columns-repeated="1017"/>
              </table:table-row>
              <table:table-row table:style-name="ro9" table:visibility="collapse">
                <table:table-cell table:style-name="ce28"/>
                <table:table-cell table:style-name="ce36" office:value-type="string" table:number-columns-spanned="3" table:number-rows-spanned="1">
                  <text:p>Test Score Specification</text:p>
                </table:table-cell>
                <table:covered-table-cell table:style-name="ce53"/>
                <table:covered-table-cell table:style-name="ce36"/>
                <table:table-cell table:style-name="ce57" office:value-type="string">
                  <text:p>Score</text:p>
                </table:table-cell>
                <table:table-cell/>
                <table:table-cell table:style-name="ce28"/>
                <table:table-cell table:number-columns-repeated="1017"/>
              </table:table-row>
              <table:table-row table:style-name="ro9" table:visibility="collapse">
                <table:table-cell table:style-name="ce28"/>
                <table:table-cell table:style-name="ce39" office:value-type="string" table:number-columns-spanned="3" table:number-rows-spanned="1">
                  <text:p>20 or more commits / developer</text:p>
                </table:table-cell>
                <table:covered-table-cell table:style-name="ce55"/>
                <table:covered-table-cell table:style-name="ce39"/>
                <table:table-cell table:style-name="ce58" office:value-type="float" office:value="5">
                  <text:p>5</text:p>
                </table:table-cell>
                <table:table-cell table:style-name="ce73"/>
                <table:table-cell table:style-name="ce42"/>
                <table:table-cell table:number-columns-repeated="1017"/>
              </table:table-row>
              <table:table-row table:style-name="ro9" table:visibility="collapse">
                <table:table-cell table:style-name="ce28"/>
                <table:table-cell table:style-name="ce40" office:value-type="string" table:number-columns-spanned="3" table:number-rows-spanned="1">
                  <text:p>10 to 20 commits / developer</text:p>
                </table:table-cell>
                <table:covered-table-cell table:style-name="ce56"/>
                <table:covered-table-cell table:style-name="ce40"/>
                <table:table-cell table:style-name="ce58" office:value-type="float" office:value="4">
                  <text:p>4</text:p>
                </table:table-cell>
                <table:table-cell table:style-name="ce73"/>
                <table:table-cell table:style-name="ce42"/>
                <table:table-cell table:number-columns-repeated="1017"/>
              </table:table-row>
              <table:table-row table:style-name="ro9" table:visibility="collapse">
                <table:table-cell table:style-name="ce28"/>
                <table:table-cell table:style-name="ce39" office:value-type="string" table:number-columns-spanned="3" table:number-rows-spanned="1">
                  <text:p>5 to 10 commits / developer</text:p>
                </table:table-cell>
                <table:covered-table-cell table:style-name="ce55"/>
                <table:covered-table-cell table:style-name="ce39"/>
                <table:table-cell table:style-name="ce58" office:value-type="float" office:value="3">
                  <text:p>3</text:p>
                </table:table-cell>
                <table:table-cell table:style-name="ce73"/>
                <table:table-cell table:style-name="ce42"/>
                <table:table-cell table:number-columns-repeated="1017"/>
              </table:table-row>
              <table:table-row table:style-name="ro9" table:visibility="collapse">
                <table:table-cell table:style-name="ce28"/>
                <table:table-cell table:style-name="ce39" office:value-type="string" table:number-columns-spanned="3" table:number-rows-spanned="1">
                  <text:p>1 to 5 commits / developer</text:p>
                </table:table-cell>
                <table:covered-table-cell table:style-name="ce55"/>
                <table:covered-table-cell table:style-name="ce39"/>
                <table:table-cell table:style-name="ce58" office:value-type="float" office:value="2">
                  <text:p>2</text:p>
                </table:table-cell>
                <table:table-cell table:style-name="ce73"/>
                <table:table-cell table:style-name="ce28"/>
                <table:table-cell table:number-columns-repeated="1017"/>
              </table:table-row>
              <table:table-row table:style-name="ro9" table:visibility="collapse">
                <table:table-cell table:style-name="ce28"/>
                <table:table-cell table:style-name="ce40" office:value-type="string" table:number-columns-spanned="3" table:number-rows-spanned="1">
                  <text:p>&lt; 1 commit / developer</text:p>
                </table:table-cell>
                <table:covered-table-cell table:style-name="ce56"/>
                <table:covered-table-cell table:style-name="ce40"/>
                <table:table-cell table:style-name="ce58" office:value-type="float" office:value="1">
                  <text:p>1</text:p>
                </table:table-cell>
                <table:table-cell table:style-name="ce73"/>
                <table:table-cell table:style-name="ce28"/>
                <table:table-cell table:number-columns-repeated="1017"/>
              </table:table-row>
            </table:table-row-group>
            <table:table-row table:style-name="ro9" table:visibility="collapse">
              <table:table-cell table:style-name="ce29"/>
              <table:table-cell table:style-name="ce41" table:number-columns-spanned="4" table:number-rows-spanned="1"/>
              <table:covered-table-cell table:number-columns-repeated="3" table:style-name="ce29"/>
              <table:table-cell table:style-name="ce70"/>
              <table:table-cell table:style-name="ce28"/>
              <table:table-cell table:number-columns-repeated="1017"/>
            </table:table-row>
            <table:table-row table:style-name="ro17" table:visibility="collapse">
              <table:table-cell table:style-name="ce28"/>
              <table:table-cell table:style-name="ce34" office:value-type="string">
                <text:p>Metric Name</text:p>
              </table:table-cell>
              <table:table-cell table:style-name="ce51" office:value-type="string">
                <text:p>Raw Score</text:p>
              </table:table-cell>
              <table:table-cell table:style-name="ce61" office:value-type="string">
                <text:p>Weight</text:p>
              </table:table-cell>
              <table:table-cell table:style-name="ce64" office:value-type="string">
                <text:p>Unweighted Score</text:p>
              </table:table-cell>
              <table:table-cell table:style-name="ce68" office:value-type="string">
                <text:p>Weighted Score</text:p>
              </table:table-cell>
              <table:table-cell table:style-name="ce28"/>
              <table:table-cell table:number-columns-repeated="1017"/>
            </table:table-row>
            <table:table-row table:style-name="ro8" table:visibility="collapse">
              <table:table-cell table:style-name="ce28"/>
              <table:table-cell table:style-name="ce35" office:value-type="string">
                <text:p>Percent of files touched by only one developer</text:p>
              </table:table-cell>
              <table:table-cell table:style-name="ce60" office:value-type="percentage" office:value="0.6102">
                <text:p>61.02%</text:p>
              </table:table-cell>
              <table:table-cell table:style-name="ce62" office:value-type="percentage" office:value="0.33">
                <text:p>33.00%</text:p>
              </table:table-cell>
              <table:table-cell table:style-name="ce65" office:value-type="float" office:value="1">
                <text:p>1</text:p>
              </table:table-cell>
              <table:table-cell table:style-name="ce69" table:formula="of:=[.D152]*[.E152]" office:value-type="float" office:value="0.33">
                <text:p>0.33</text:p>
              </table:table-cell>
              <table:table-cell table:style-name="ce28"/>
              <table:table-cell office:value-type="string">
                <text:p>mysql&gt; select Count(DISTINCT(file_path)) from file_links; </text:p>
              </table:table-cell>
              <table:table-cell table:number-columns-repeated="1016"/>
            </table:table-row>
            <table:table-row-group table:display="false">
              <table:table-row table:style-name="ro9" table:visibility="collapse">
                <table:table-cell table:style-name="ce28"/>
                <table:table-cell table:style-name="ce43" table:number-columns-spanned="5" table:number-rows-spanned="1"/>
                <table:covered-table-cell table:style-name="ce28"/>
                <table:covered-table-cell table:style-name="ce63"/>
                <table:covered-table-cell table:style-name="ce28"/>
                <table:covered-table-cell table:style-name="ce69"/>
                <table:table-cell table:style-name="ce42"/>
                <table:table-cell office:value-type="string">
                  <text:p>mysql&gt; select Count(people.email) from scmlog <text:s/>,people, <text:s/>file_links <text:s/>where file_links.commit_id=scmlog .id and scmlog.committer_id=people.id GROUP BY file_links.file_path HAVING COUNT(people .email)=1;^CCtrl-C -- exit!</text:p>
                </table:table-cell>
                <table:table-cell table:number-columns-repeated="1016"/>
              </table:table-row>
              <table:table-row table:style-name="ro8" table:visibility="collapse">
                <table:table-cell table:style-name="ce28"/>
                <table:table-cell table:style-name="ce44" office:value-type="string" table:number-columns-spanned="4" table:number-rows-spanned="1">
                  <text:p>Test Description</text:p>
                </table:table-cell>
                <table:covered-table-cell table:style-name="ce57"/>
                <table:covered-table-cell table:style-name="ce44"/>
                <table:covered-table-cell table:style-name="ce57"/>
                <table:table-cell/>
                <table:table-cell table:style-name="ce42"/>
                <table:table-cell table:style-name="ce87" office:value-type="string">
                  <text:p>Files=<text:span text:style-name="T3">8586</text:span></text:p>
                </table:table-cell>
                <table:table-cell table:number-columns-repeated="1016"/>
              </table:table-row>
              <table:table-row table:style-name="ro21" table:visibility="collapse">
                <table:table-cell table:style-name="ce28"/>
                <table:table-cell table:style-name="ce37" office:value-type="string" table:number-columns-spanned="4" table:number-rows-spanned="1">
                  <text:p>% of source code files modified only by one developer</text:p>
                </table:table-cell>
                <table:covered-table-cell table:style-name="ce54"/>
                <table:covered-table-cell table:style-name="ce37"/>
                <table:covered-table-cell table:style-name="ce54"/>
                <table:table-cell table:style-name="ce72"/>
                <table:table-cell table:style-name="ce42"/>
                <table:table-cell table:style-name="ce87" office:value-type="string">
                  <text:p>Developer=5239</text:p>
                </table:table-cell>
                <table:table-cell table:number-columns-repeated="1016"/>
              </table:table-row>
              <table:table-row table:style-name="ro9" table:visibility="collapse">
                <table:table-cell table:style-name="ce28"/>
                <table:table-cell table:style-name="ce45" table:number-columns-spanned="4" table:number-rows-spanned="1"/>
                <table:covered-table-cell table:number-columns-repeated="3" table:style-name="ce58"/>
                <table:table-cell table:style-name="ce73"/>
                <table:table-cell table:style-name="ce42"/>
                <table:table-cell table:style-name="ce88" table:formula="of:=(5239/8586)" office:value-type="percentage" office:value="0.610179361751689">
                  <text:p>61.02%</text:p>
                </table:table-cell>
                <table:table-cell table:number-columns-repeated="1016"/>
              </table:table-row>
              <table:table-row table:style-name="ro9" table:visibility="collapse">
                <table:table-cell table:style-name="ce28"/>
                <table:table-cell table:style-name="ce36" office:value-type="string" table:number-columns-spanned="3" table:number-rows-spanned="1">
                  <text:p>Test Score Specification</text:p>
                </table:table-cell>
                <table:covered-table-cell table:style-name="ce53"/>
                <table:covered-table-cell table:style-name="ce36"/>
                <table:table-cell table:style-name="ce57" office:value-type="string">
                  <text:p>Score</text:p>
                </table:table-cell>
                <table:table-cell/>
                <table:table-cell table:style-name="ce28"/>
                <table:table-cell table:style-name="ce87"/>
                <table:table-cell table:number-columns-repeated="1016"/>
              </table:table-row>
              <table:table-row table:style-name="ro9" table:visibility="collapse">
                <table:table-cell/>
                <table:table-cell table:style-name="ce46" office:value-type="string" table:number-columns-spanned="3" table:number-rows-spanned="1">
                  <text:p>&lt;5%</text:p>
                </table:table-cell>
                <table:covered-table-cell table:style-name="ce59"/>
                <table:covered-table-cell table:style-name="ce46"/>
                <table:table-cell table:style-name="ce66" office:value-type="float" office:value="5">
                  <text:p>5</text:p>
                </table:table-cell>
                <table:table-cell table:style-name="ce74"/>
                <table:table-cell table:number-columns-repeated="1018"/>
              </table:table-row>
              <table:table-row table:style-name="ro9" table:visibility="collapse">
                <table:table-cell/>
                <table:table-cell table:style-name="ce46" office:value-type="string" table:number-columns-spanned="3" table:number-rows-spanned="1">
                  <text:p>[5% – 10%]</text:p>
                </table:table-cell>
                <table:covered-table-cell table:style-name="ce59"/>
                <table:covered-table-cell table:style-name="ce46"/>
                <table:table-cell table:style-name="ce66" office:value-type="float" office:value="4">
                  <text:p>4</text:p>
                </table:table-cell>
                <table:table-cell table:style-name="ce74"/>
                <table:table-cell table:number-columns-repeated="1018"/>
              </table:table-row>
              <table:table-row table:style-name="ro9" table:visibility="collapse">
                <table:table-cell/>
                <table:table-cell table:style-name="ce46" office:value-type="string" table:number-columns-spanned="3" table:number-rows-spanned="1">
                  <text:p>[10% – 20%]</text:p>
                </table:table-cell>
                <table:covered-table-cell table:style-name="ce59"/>
                <table:covered-table-cell table:style-name="ce46"/>
                <table:table-cell table:style-name="ce66" office:value-type="float" office:value="3">
                  <text:p>3</text:p>
                </table:table-cell>
                <table:table-cell table:style-name="ce74"/>
                <table:table-cell table:number-columns-repeated="1018"/>
              </table:table-row>
              <table:table-row table:style-name="ro9" table:visibility="collapse">
                <table:table-cell/>
                <table:table-cell table:style-name="ce46" office:value-type="string" table:number-columns-spanned="3" table:number-rows-spanned="1">
                  <text:p>[20% – 50%]</text:p>
                </table:table-cell>
                <table:covered-table-cell table:style-name="ce59"/>
                <table:covered-table-cell table:style-name="ce46"/>
                <table:table-cell table:style-name="ce66" office:value-type="float" office:value="2">
                  <text:p>2</text:p>
                </table:table-cell>
                <table:table-cell table:style-name="ce74"/>
                <table:table-cell table:number-columns-repeated="1018"/>
              </table:table-row>
              <table:table-row table:style-name="ro9" table:visibility="collapse">
                <table:table-cell/>
                <table:table-cell table:style-name="ce46" office:value-type="string" table:number-columns-spanned="3" table:number-rows-spanned="1">
                  <text:p>&gt; 50%</text:p>
                </table:table-cell>
                <table:covered-table-cell table:style-name="ce59"/>
                <table:covered-table-cell table:style-name="ce46"/>
                <table:table-cell table:style-name="ce66" office:value-type="float" office:value="1">
                  <text:p>1</text:p>
                </table:table-cell>
                <table:table-cell table:style-name="ce74"/>
                <table:table-cell table:number-columns-repeated="1018"/>
              </table:table-row>
            </table:table-row-group>
            <table:table-row table:style-name="ro9" table:visibility="collapse">
              <table:table-cell table:number-columns-repeated="1024"/>
            </table:table-row>
            <table:table-row table:style-name="ro14" table:visibility="collapse">
              <table:table-cell/>
              <table:table-cell table:style-name="ce34" office:value-type="string">
                <text:p>Metric Name</text:p>
              </table:table-cell>
              <table:table-cell table:style-name="ce51" office:value-type="string">
                <text:p>Raw Score</text:p>
              </table:table-cell>
              <table:table-cell table:style-name="ce61" office:value-type="string">
                <text:p>Weight</text:p>
              </table:table-cell>
              <table:table-cell table:style-name="ce64" office:value-type="string">
                <text:p>Unweighted Score</text:p>
              </table:table-cell>
              <table:table-cell table:style-name="ce68" office:value-type="string">
                <text:p>Weighted Score</text:p>
              </table:table-cell>
              <table:table-cell/>
              <table:table-cell office:value-type="string">
                <text:p>mysql&gt; select Count(people.id) from scmlog , people <text:s/>where year(scmlog.date)='2012' and scmlog.committer_id=people.id; </text:p>
              </table:table-cell>
              <table:table-cell table:number-columns-repeated="1016"/>
            </table:table-row>
            <table:table-row table:style-name="ro8" table:visibility="collapse">
              <table:table-cell/>
              <table:table-cell table:style-name="ce35" office:value-type="string">
                <text:p>Community growth (commit number variation)</text:p>
              </table:table-cell>
              <table:table-cell table:style-name="ce52" office:value-type="float" office:value="4.4">
                <text:p>4.4</text:p>
              </table:table-cell>
              <table:table-cell table:style-name="ce62" office:value-type="percentage" office:value="0.33">
                <text:p>33.00%</text:p>
              </table:table-cell>
              <table:table-cell table:style-name="ce65" office:value-type="float" office:value="3">
                <text:p>3</text:p>
              </table:table-cell>
              <table:table-cell table:style-name="ce69" table:formula="of:=[.D165]*[.E165]" office:value-type="float" office:value="0.99">
                <text:p>0.99</text:p>
              </table:table-cell>
              <table:table-cell/>
              <table:table-cell office:value-type="string">
                <text:p>mysql&gt; select Count(people.id) from scmlog , people <text:s/>where year(scmlog.date)='2013' and scmlog.committer_id=people.id; </text:p>
              </table:table-cell>
              <table:table-cell table:number-columns-repeated="1016"/>
            </table:table-row>
            <table:table-row-group table:display="false">
              <table:table-row table:style-name="ro9" table:visibility="collapse">
                <table:table-cell/>
                <table:table-cell table:style-name="ce43" table:number-columns-spanned="5" table:number-rows-spanned="1"/>
                <table:covered-table-cell table:style-name="ce28"/>
                <table:covered-table-cell table:style-name="ce63"/>
                <table:covered-table-cell table:style-name="ce28"/>
                <table:covered-table-cell table:style-name="ce69"/>
                <table:table-cell table:number-columns-repeated="1018"/>
              </table:table-row>
              <table:table-row table:style-name="ro9" table:visibility="collapse">
                <table:table-cell/>
                <table:table-cell table:style-name="ce44" office:value-type="string" table:number-columns-spanned="4" table:number-rows-spanned="1">
                  <text:p>Test Description</text:p>
                </table:table-cell>
                <table:covered-table-cell table:style-name="ce57"/>
                <table:covered-table-cell table:style-name="ce44"/>
                <table:covered-table-cell table:style-name="ce57"/>
                <table:table-cell table:number-columns-repeated="2"/>
                <table:table-cell table:style-name="ce81" office:value-type="float" office:value="3980">
                  <text:p>3980</text:p>
                </table:table-cell>
                <table:table-cell table:style-name="ce92" office:value-type="float" office:value="2012">
                  <text:p>2012</text:p>
                </table:table-cell>
                <table:table-cell table:number-columns-repeated="1015"/>
              </table:table-row>
              <table:table-row table:style-name="ro14" table:visibility="collapse">
                <table:table-cell/>
                <table:table-cell table:style-name="ce37" office:value-type="string" table:number-columns-spanned="4" table:number-rows-spanned="1">
                  <text:p>% of commiters number increase/decrease, calculated as percent difference in the amount of people who committed changes on 2012 compared to 2013</text:p>
                </table:table-cell>
                <table:covered-table-cell table:style-name="ce54"/>
                <table:covered-table-cell table:style-name="ce37"/>
                <table:covered-table-cell table:style-name="ce54"/>
                <table:table-cell table:style-name="ce72"/>
                <table:table-cell table:style-name="ce42"/>
                <table:table-cell table:style-name="ce81" office:value-type="float" office:value="4155">
                  <text:p>4155</text:p>
                </table:table-cell>
                <table:table-cell table:style-name="ce92" office:value-type="float" office:value="2013">
                  <text:p>2013</text:p>
                </table:table-cell>
                <table:table-cell table:number-columns-repeated="1015"/>
              </table:table-row>
              <table:table-row table:style-name="ro9" table:visibility="collapse">
                <table:table-cell/>
                <table:table-cell table:style-name="ce45" table:number-columns-spanned="4" table:number-rows-spanned="1"/>
                <table:covered-table-cell table:number-columns-repeated="3" table:style-name="ce58"/>
                <table:table-cell table:style-name="ce73"/>
                <table:table-cell table:style-name="ce42"/>
                <table:table-cell table:style-name="ce89"/>
                <table:table-cell table:number-columns-repeated="1016"/>
              </table:table-row>
              <table:table-row table:style-name="ro8" table:visibility="collapse">
                <table:table-cell/>
                <table:table-cell table:style-name="ce36" office:value-type="string" table:number-columns-spanned="3" table:number-rows-spanned="1">
                  <text:p>Test Score Specification</text:p>
                </table:table-cell>
                <table:covered-table-cell table:style-name="ce53"/>
                <table:covered-table-cell table:style-name="ce36"/>
                <table:table-cell table:style-name="ce57" office:value-type="string">
                  <text:p>Score</text:p>
                </table:table-cell>
                <table:table-cell table:number-columns-repeated="2"/>
                <table:table-cell table:style-name="ce90" office:value-type="string">
                  <text:p>to calculate the growth rate = (v2013-v2012 <text:s/>)/v2012*100</text:p>
                </table:table-cell>
                <table:table-cell table:number-columns-repeated="1016"/>
              </table:table-row>
              <table:table-row table:style-name="ro9" table:visibility="collapse">
                <table:table-cell/>
                <table:table-cell table:style-name="ce46" office:value-type="string" table:number-columns-spanned="3" table:number-rows-spanned="1">
                  <text:p>&gt;= 50%</text:p>
                </table:table-cell>
                <table:covered-table-cell table:style-name="ce59"/>
                <table:covered-table-cell table:style-name="ce46"/>
                <table:table-cell table:style-name="ce66" office:value-type="float" office:value="5">
                  <text:p>5</text:p>
                </table:table-cell>
                <table:table-cell table:style-name="ce74"/>
                <table:table-cell/>
                <table:table-cell table:style-name="ce89" table:formula="of:=([.H168]-[.H167])/[.H167]*100" office:value-type="float" office:value="4.39698492462312">
                  <text:p>4.4</text:p>
                </table:table-cell>
                <table:table-cell table:number-columns-repeated="1016"/>
              </table:table-row>
              <table:table-row table:style-name="ro8" table:visibility="collapse">
                <table:table-cell/>
                <table:table-cell table:style-name="ce46" office:value-type="string" table:number-columns-spanned="3" table:number-rows-spanned="1">
                  <text:p>25 to 50 %</text:p>
                </table:table-cell>
                <table:covered-table-cell table:style-name="ce59"/>
                <table:covered-table-cell table:style-name="ce46"/>
                <table:table-cell table:style-name="ce66" office:value-type="float" office:value="4">
                  <text:p>4</text:p>
                </table:table-cell>
                <table:table-cell table:style-name="ce74"/>
                <table:table-cell table:number-columns-repeated="1018"/>
              </table:table-row>
              <table:table-row table:style-name="ro9" table:visibility="collapse">
                <table:table-cell/>
                <table:table-cell table:style-name="ce46" office:value-type="string" table:number-columns-spanned="3" table:number-rows-spanned="1">
                  <text:p>0 to 25 %</text:p>
                </table:table-cell>
                <table:covered-table-cell table:style-name="ce59"/>
                <table:covered-table-cell table:style-name="ce46"/>
                <table:table-cell table:style-name="ce66" office:value-type="float" office:value="3">
                  <text:p>3</text:p>
                </table:table-cell>
                <table:table-cell table:style-name="ce74"/>
                <table:table-cell/>
                <table:table-cell table:style-name="Default"/>
                <table:table-cell table:number-columns-repeated="1016"/>
              </table:table-row>
              <table:table-row table:style-name="ro9" table:visibility="collapse">
                <table:table-cell/>
                <table:table-cell office:value-type="string">
                  <text:p>0 to -25%</text:p>
                </table:table-cell>
                <table:table-cell table:style-name="ce59"/>
                <table:table-cell table:style-name="ce46"/>
                <table:table-cell table:style-name="ce66" office:value-type="float" office:value="2">
                  <text:p>2</text:p>
                </table:table-cell>
                <table:table-cell table:style-name="ce74"/>
                <table:table-cell table:number-columns-repeated="1018"/>
              </table:table-row>
              <table:table-row table:style-name="ro9" table:visibility="collapse">
                <table:table-cell/>
                <table:table-cell table:style-name="ce46" office:value-type="string" table:number-columns-spanned="3" table:number-rows-spanned="1">
                  <text:p>&lt;=-25%</text:p>
                </table:table-cell>
                <table:covered-table-cell table:style-name="ce59"/>
                <table:covered-table-cell table:style-name="ce46"/>
                <table:table-cell table:style-name="ce66" office:value-type="float" office:value="1">
                  <text:p>1</text:p>
                </table:table-cell>
                <table:table-cell table:style-name="ce74"/>
                <table:table-cell table:number-columns-repeated="1018"/>
              </table:table-row>
            </table:table-row-group>
          </table:table-row-group>
        </table:table-row-group>
        <table:table-row table:style-name="ro9">
          <table:table-cell table:number-columns-repeated="1024"/>
        </table:table-row>
        <table:table-row table:style-name="ro9">
          <table:table-cell/>
          <table:table-cell table:style-name="ce46" table:number-columns-spanned="3" table:number-rows-spanned="1"/>
          <table:covered-table-cell table:number-columns-repeated="2"/>
          <table:table-cell table:number-columns-repeated="1020"/>
        </table:table-row>
        <table:table-row table:style-name="ro9" table:number-rows-repeated="1048398">
          <table:table-cell table:number-columns-repeated="1024"/>
        </table:table-row>
        <table:table-row table:style-name="ro9">
          <table:table-cell table:number-columns-repeated="1024"/>
        </table:table-row>
      </table:table>
      <table:named-expressions>
        <table:named-range table:name="Excel_BuiltIn_Print_Area_3" table:base-cell-address="$'Title and License'.$A$1" table:cell-range-address="$'Category Rating and Metrics'.$A$1:.$G$165" table:range-usable-as="print-rang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Arial" svg:font-family="Arial" style:font-family-generic="swiss"/>
    <style:font-face style:name="Verdana" svg:font-family="Verdana" style:font-family-generic="swiss"/>
    <style:font-face style:name="Bitstream Vera Sans1" svg:font-family="'Bitstream Vera Sans'" style:font-pitch="variable"/>
    <style:font-face style:name="Lohit Hindi" svg:font-family="'Lohit Hindi'" style:font-pitch="variable"/>
    <style:font-face style:name="Tahoma" svg:font-family="Tahoma" style:font-pitch="variable"/>
    <style:font-face style:name="WenQuanYi Micro Hei" svg:font-family="'WenQuanYi Micro Hei'" style:font-pitch="variable"/>
    <style:font-face style:name="Arial2"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Bitstream Vera Sans" fo:language="en" fo:country="US" style:font-name-asian="Bitstream Vera Sans1"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2P0" style:volatile="true">
      <number:number number:decimal-places="2" number:min-integer-digits="1" number:grouping="true"/>
      <number:text> </number:text>
      <number:currency-symbol number:language="es" number:country="ES">€</number:currency-symbol>
    </number:currency-style>
    <number:currency-style style:name="N122">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22P0"/>
    </number:currency-style>
    <number:number-style style:name="N124P0" style:volatile="true">
      <number:text>$</number:text>
      <number:number number:decimal-places="0" number:min-integer-digits="1" number:grouping="true"/>
      <number:text> </number:text>
    </number:number-style>
    <number:number-style style:name="N124">
      <number:text>($</number:text>
      <number:number number:decimal-places="0" number:min-integer-digits="1" number:grouping="true"/>
      <number:text>)</number:text>
      <style:map style:condition="value()&gt;=0" style:apply-style-name="N124P0"/>
    </number:number-style>
    <number:number-style style:name="N125P0" style:volatile="true">
      <number:text>$</number:text>
      <number:number number:decimal-places="0" number:min-integer-digits="1" number:grouping="true"/>
      <number:text> </number:text>
    </number:number-style>
    <number:number-style style:name="N125">
      <style:text-properties fo:color="#ff0000"/>
      <number:text>($</number:text>
      <number:number number:decimal-places="0" number:min-integer-digits="1" number:grouping="true"/>
      <number:text>)</number:text>
      <style:map style:condition="value()&gt;=0" style:apply-style-name="N125P0"/>
    </number:number-style>
    <number:number-style style:name="N127P0" style:volatile="true">
      <number:text>$</number:text>
      <number:number number:decimal-places="2" number:min-integer-digits="1" number:grouping="true"/>
      <number:text> </number:text>
    </number:number-style>
    <number:number-style style:name="N127">
      <number:text>($</number:text>
      <number:number number:decimal-places="2" number:min-integer-digits="1" number:grouping="true"/>
      <number:text>)</number:text>
      <style:map style:condition="value()&gt;=0" style:apply-style-name="N127P0"/>
    </number:number-style>
    <number:number-style style:name="N128P0" style:volatile="true">
      <number:text>$</number:text>
      <number:number number:decimal-places="2" number:min-integer-digits="1" number:grouping="true"/>
      <number:text> </number:text>
    </number:number-style>
    <number:number-style style:name="N128">
      <style:text-properties fo:color="#ff0000"/>
      <number:text>($</number:text>
      <number:number number:decimal-places="2" number:min-integer-digits="1" number:grouping="true"/>
      <number:text>)</number:text>
      <style:map style:condition="value()&gt;=0" style:apply-style-name="N128P0"/>
    </number:number-style>
    <number:number-style style:name="N129">
      <number:number number:decimal-places="0" number:min-integer-digits="1" number:grouping="true"/>
      <number:text> </number:text>
    </number:number-style>
    <number:number-style style:name="N132P0" style:volatile="true">
      <number:number number:decimal-places="0" number:min-integer-digits="1" number:grouping="true"/>
      <number:text> </number:text>
    </number:number-style>
    <number:number-style style:name="N132P1" style:volatile="true">
      <number:text> (</number:text>
      <number:number number:decimal-places="0" number:min-integer-digits="1" number:grouping="true"/>
      <number:text>)</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number:text>
      <number:number number:decimal-places="0" number:min-integer-digits="1" number:grouping="true"/>
      <number:text> </number:text>
    </number:number-style>
    <number:number-style style:name="N136P1" style:volatile="true">
      <number:text> $(</number:text>
      <number:number number:decimal-places="0" number:min-integer-digits="1" number:grouping="true"/>
      <number:text>)</number:text>
    </number:number-style>
    <number:number-style style:name="N136P2" style:volatile="true">
      <number:text>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37">
      <number:number number:decimal-places="2" number:min-integer-digits="1" number:grouping="true"/>
      <number:text> </number:text>
    </number:number-style>
    <number:number-style style:name="N140P0" style:volatile="true">
      <number:number number:decimal-places="2" number:min-integer-digits="1" number:grouping="true"/>
      <number:text> </number:text>
    </number:number-style>
    <number:number-style style:name="N140P1" style:volatile="true">
      <number:text> (</number:text>
      <number:number number:decimal-places="2" number:min-integer-digits="1" number:grouping="true"/>
      <number:text>)</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text> $</number:text>
      <number:number number:decimal-places="2" number:min-integer-digits="1" number:grouping="true"/>
      <number:text> </number:text>
    </number:number-style>
    <number:number-style style:name="N144P1" style:volatile="true">
      <number:text> $(</number:text>
      <number:number number:decimal-places="2" number:min-integer-digits="1" number:grouping="true"/>
      <number:text>)</number:text>
    </number:number-style>
    <number:number-style style:name="N144P2" style:volatile="true">
      <number:text> $-</number:text>
      <number:number number:decimal-places="0" number:min-integer-digits="0"/>
      <number:text>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time-style style:name="N145">
      <number:minutes number:style="long"/>
      <number:text>:</number:text>
      <number:seconds number:style="long"/>
    </number:time-style>
    <number:time-style style:name="N146" number:truncate-on-overflow="false">
      <number:hours/>
      <number:text>:</number:text>
      <number:minutes number:style="long"/>
      <number:text>:</number:text>
      <number:seconds number:style="long"/>
    </number:time-style>
    <number:time-style style:name="N147">
      <number:minutes number:style="long"/>
      <number:text>:</number:text>
      <number:seconds number:style="long" number:decimal-places="1"/>
    </number:time-style>
    <number:number-style style:name="N148">
      <number:scientific-number number:decimal-places="1" number:min-integer-digits="1" number:min-exponent-digits="1"/>
    </number:number-style>
    <number:number-style style:name="N150P0" style:volatile="true">
      <number:text>Yes</number:text>
    </number:number-style>
    <number:number-style style:name="N150P1" style:volatile="true">
      <number:text>Yes</number:text>
    </number:number-style>
    <number:number-style style:name="N150">
      <number:text>No</number:text>
      <style:map style:condition="value()&gt;0" style:apply-style-name="N150P0"/>
      <style:map style:condition="value()&lt;0" style:apply-style-name="N150P1"/>
    </number:number-style>
    <number:number-style style:name="N152P0" style:volatile="true">
      <number:text>True</number:text>
    </number:number-style>
    <number:number-style style:name="N152P1" style:volatile="true">
      <number:text>True</number:text>
    </number:number-style>
    <number:number-style style:name="N152">
      <number:text>False</number:text>
      <style:map style:condition="value()&gt;0" style:apply-style-name="N152P0"/>
      <style:map style:condition="value()&lt;0" style:apply-style-name="N152P1"/>
    </number:number-style>
    <number:number-style style:name="N154P0" style:volatile="true">
      <number:text>On</number:text>
    </number:number-style>
    <number:number-style style:name="N154P1" style:volatile="true">
      <number:text>On</number:text>
    </number:number-style>
    <number:number-style style:name="N154">
      <number:text>Off</number:text>
      <style:map style:condition="value()&gt;0" style:apply-style-name="N154P0"/>
      <style:map style:condition="value()&lt;0" style:apply-style-name="N154P1"/>
    </number:number-style>
    <number:currency-style style:name="N156P0" style:volatile="true">
      <number:currency-symbol>€</number:currency-symbol>
      <number:text> </number:text>
      <number:number number:decimal-places="2" number:min-integer-digits="1" number:grouping="true"/>
      <number:text> </number:text>
    </number:currency-style>
    <number:currency-style style:name="N156">
      <style:text-properties fo:color="#ff0000"/>
      <number:text>(</number:text>
      <number:currency-symbol>€</number:currency-symbol>
      <number:text> </number:text>
      <number:number number:decimal-places="2" number:min-integer-digits="1" number:grouping="true"/>
      <number:text>)</number:text>
      <style:map style:condition="value()&gt;=0" style:apply-style-name="N156P0"/>
    </number:currency-style>
    <number:number-style style:name="N157">
      <number:text> $ </number:text>
      <number:number number:decimal-places="2" number:min-integer-digits="1" number:grouping="true"/>
      <number:text> </number:text>
    </number:number-style>
    <number:number-style style:name="N158">
      <number:text> $ (</number:text>
      <number:number number:decimal-places="2" number:min-integer-digits="1" number:grouping="true"/>
      <number:text>)</number:text>
    </number:number-style>
    <number:number-style style:name="N159">
      <number:text> $ - </number:text>
    </number:number-style>
    <number:number-style style:name="N160P0" style:volatile="true">
      <number:text> $ </number:text>
      <number:number number:decimal-places="2" number:min-integer-digits="1" number:grouping="true"/>
      <number:text> </number:text>
    </number:number-style>
    <number:number-style style:name="N160P1" style:volatile="true">
      <number:text> $ (</number:text>
      <number:number number:decimal-places="2" number:min-integer-digits="1" number:grouping="true"/>
      <number:text>)</number:text>
    </number:number-style>
    <number:number-style style:name="N160P2" style:volatile="true">
      <number:text> $ -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1">
      <number:text> $ </number:text>
      <number:number number:decimal-places="0" number:min-integer-digits="1" number:grouping="true"/>
      <number:text> </number:text>
    </number:number-style>
    <number:number-style style:name="N162">
      <number:text> $ (</number:text>
      <number:number number:decimal-places="0" number:min-integer-digits="1" number:grouping="true"/>
      <number:text>)</number:text>
    </number:number-style>
    <number:number-style style:name="N163P0" style:volatile="true">
      <number:text> $ </number:text>
      <number:number number:decimal-places="0" number:min-integer-digits="1" number:grouping="true"/>
      <number:text> </number:text>
    </number:number-style>
    <number:number-style style:name="N163P1" style:volatile="true">
      <number:text> $ (</number:text>
      <number:number number:decimal-places="0" number:min-integer-digits="1" number:grouping="true"/>
      <number:text>)</number:text>
    </number:number-style>
    <number:number-style style:name="N163P2" style:volatile="true">
      <number:text> $ -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4">
      <number:text>  (</number:text>
      <number:number number:decimal-places="2" number:min-integer-digits="1" number:grouping="true"/>
      <number:text>)</number:text>
    </number:number-style>
    <number:number-style style:name="N165">
      <number:text>  - </number:text>
    </number:number-style>
    <number:number-style style:name="N166P0" style:volatile="true">
      <number:number number:decimal-places="2" number:min-integer-digits="1" number:grouping="true"/>
      <number:text> </number:text>
    </number:number-style>
    <number:number-style style:name="N166P1" style:volatile="true">
      <number:text>  (</number:text>
      <number:number number:decimal-places="2" number:min-integer-digits="1" number:grouping="true"/>
      <number:text>)</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67">
      <number:text>  (</number:text>
      <number:number number:decimal-places="0" number:min-integer-digits="1" number:grouping="true"/>
      <number:text>)</number:text>
    </number:number-style>
    <number:number-style style:name="N168P0" style:volatile="true">
      <number:number number:decimal-places="0" number:min-integer-digits="1" number:grouping="true"/>
      <number:text> </number:text>
    </number:number-style>
    <number:number-style style:name="N168P1" style:volatile="true">
      <number:text>  (</number:text>
      <number:number number:decimal-places="0" number:min-integer-digits="1" number:grouping="true"/>
      <number:text>)</number:text>
    </number:number-style>
    <number:number-style style:name="N168P2" style:volatile="true">
      <number:text>  - </number:text>
    </number:number-style>
    <number:text-style style:name="N168">
      <number:text-content/>
      <number:text> </number:text>
      <style:map style:condition="value()&gt;0" style:apply-style-name="N168P0"/>
      <style:map style:condition="value()&lt;0" style:apply-style-name="N168P1"/>
      <style:map style:condition="value()=0" style:apply-style-name="N168P2"/>
    </number:text-style>
    <number:date-style style:name="N169">
      <number:day/>
      <number:text>-</number:text>
      <number:month number:textual="true"/>
    </number:date-style>
    <number:number-style style:name="N170">
      <number:text/>
    </number:number-style>
    <number:date-style style:name="N171P0" style:volatile="true">
      <number:day/>
      <number:text>-</number:text>
      <number:month number:textual="true"/>
    </number:date-style>
    <number:number-style style:name="N171P1" style:volatile="true">
      <number:text/>
    </number:number-style>
    <number:text-style style:name="N171">
      <number:text-content/>
      <style:map style:condition="value()&gt;0" style:apply-style-name="N171P0"/>
      <style:map style:condition="value()&lt;0" style:apply-style-name="N171P1"/>
    </number:text-style>
    <number:number-style style:name="N172">
      <number:number number:decimal-places="1" number:min-integer-digits="1"/>
    </number:number-style>
    <number:number-style style:name="N173">
      <number:number number:decimal-places="3" number:min-integer-digits="1"/>
    </number:number-style>
    <number:number-style style:name="N174">
      <number:number number:decimal-places="4" number:min-integer-digits="1"/>
    </number:number-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style:style style:name="Default" style:family="table-cell">
      <style:table-cell-properties style:rotation-align="none"/>
      <style:text-properties style:font-name="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ategory_20_Summary_20_Content" style:display-name="Category Summary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ategory_20_Summary_20_Headings" style:display-name="Category Summary Headings" style:family="table-cell" style:parent-style-name="Default">
      <style:table-cell-properties style:glyph-orientation-vertical="0" fo:background-color="#99ccff"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Editable_20_Cell" style:display-name="Editable Cell" style:family="table-cell" style:parent-style-name="Default">
      <style:table-cell-properties style:glyph-orientation-vertical="0" fo:background-color="#ffffcc"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Page_20_Summary_20_Content" style:display-name="Page Summary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Page_20_Summary_20_Headings" style:display-name="Page Summary Headings" style:family="table-cell" style:parent-style-name="Default">
      <style:table-cell-properties style:glyph-orientation-vertical="0" fo:background-color="#99ccff"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Page_20_Title_20_Content" style:display-name="Page Title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Sub-Category_20_Summary_20_Headings" style:display-name="Sub-Category Summary Headings" style:family="table-cell" style:parent-style-name="Default">
      <style:table-cell-properties style:glyph-orientation-vertical="0" fo:background-color="#ccccff"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Sub-Category_20_Test_20_Headings" style:display-name="Sub-Category Test Headings" style:family="table-cell" style:parent-style-name="Default">
      <style:table-cell-properties style:glyph-orientation-vertical="0" fo:background-color="#ccffff"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Total_20_Summary_20_Headings" style:display-name="Total Summary Headings" style:family="table-cell" style:parent-style-name="Default">
      <style:table-cell-properties style:glyph-orientation-vertical="0" fo:background-color="#ff8080"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Total_20_Summary_20_Values" style:display-name="Total Summary Values"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4">
      <style:page-layout-properties fo:margin-top="0.9839in" fo:margin-bottom="0.9839in" fo:margin-left="0.748in" fo:margin-right="0.748in" style:first-page-number="continue"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style:num-format="1" style:print-orientation="portrait" fo:margin-top="0.9839in" fo:margin-bottom="0.9839in" fo:margin-left="0.748in" fo:margin-right="0.748in" style:first-page-number="continue" style:scale-to="7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04">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itle_20_and_20_License" style:display-name="PageStyle_Title and License" style:page-layout-name="Mpm3">
      <style:header style:display="false"/>
      <style:header-left style:display="false"/>
      <style:footer style:display="false"/>
      <style:footer-left style:display="false"/>
    </style:master-page>
    <style:master-page style:name="PageStyle_5f_Category_20_Ranking" style:display-name="PageStyle_Category Ranking" style:page-layout-name="Mpm4">
      <style:header style:display="false"/>
      <style:header-left style:display="false"/>
      <style:footer style:display="false"/>
      <style:footer-left style:display="false"/>
    </style:master-page>
    <style:master-page style:name="PageStyle_5f_Category_20_Rating_20_and_20_Metrics" style:display-name="PageStyle_Category Rating and Metrics" style:page-layout-name="Mpm5">
      <style:header style:display="false"/>
      <style:header-left style:display="false"/>
      <style:footer style:display="false"/>
      <style:footer-left style:display="false"/>
    </style:master-page>
    <style:master-page style:name="PageStyle_5f_Functionality_20_Rating" style:display-name="PageStyle_Functionality Rating"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meta:initial-creator>Ezra Nugroho</meta:initial-creator>
    <meta:creation-date>2005-07-22T14:07:20</meta:creation-date>
    <dc:date>2014-01-04T19:51:37</dc:date>
    <meta:print-date>2005-07-25T11:10:23</meta:print-date>
    <dc:language>en-US</dc:language>
    <meta:editing-cycles>67</meta:editing-cycles>
    <meta:editing-duration>PT4H58M17S</meta:editing-duration>
    <meta:document-statistic meta:table-count="3" meta:cell-count="390" meta:object-count="0"/>
    <meta:user-defined meta:name="Info 1"/>
    <meta:user-defined meta:name="Info 2"/>
    <meta:user-defined meta:name="Info 3"/>
    <meta:user-defined meta:name="Info 4"/>
  </office:meta>
</office:document-meta>
</file>